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12.083cm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17cd5d" officeooo:paragraph-rsid="0017cd5d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84ca0" officeooo:paragraph-rsid="00184ca0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f9ef2" officeooo:paragraph-rsid="001f9ef2" style:font-size-asian="12.25pt" style:font-size-complex="14pt"/>
    </style:style>
    <style:style style:name="P4" style:family="paragraph" style:parent-style-name="Standard">
      <style:text-properties style:font-name="Times New Roman" fo:font-size="14pt" officeooo:rsid="00184ca0" officeooo:paragraph-rsid="00184ca0" style:font-size-asian="12.25pt" style:font-size-complex="14pt"/>
    </style:style>
    <style:style style:name="P5" style:family="paragraph" style:parent-style-name="Table_20_Contents">
      <style:text-properties style:font-name="DejaVu Sans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a11c2" officeooo:paragraph-rsid="001a11c2" style:font-size-asian="12.25pt" style:font-size-complex="14pt"/>
    </style:style>
    <style:style style:name="P7" style:family="paragraph" style:parent-style-name="Standard">
      <style:text-properties style:font-name="Times New Roman" fo:font-size="14pt" officeooo:rsid="001a11c2" officeooo:paragraph-rsid="001a11c2" style:font-size-asian="12.25pt" style:font-size-complex="14pt"/>
    </style:style>
    <style:style style:name="P8" style:family="paragraph" style:parent-style-name="Standard">
      <style:text-properties style:font-name="Times New Roman" fo:font-size="14pt" officeooo:rsid="001a11c2" officeooo:paragraph-rsid="001f9ef2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a11c2" officeooo:paragraph-rsid="001a2efb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a2efb" officeooo:paragraph-rsid="001a2efb" style:font-size-asian="12.25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a11c2" officeooo:paragraph-rsid="001b35cc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b35cc" officeooo:paragraph-rsid="001b35cc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1b35cc" officeooo:paragraph-rsid="001ddcde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0pt" officeooo:rsid="001ddcde" officeooo:paragraph-rsid="001ddcde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rsid="001ddcde" officeooo:paragraph-rsid="001ddcde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officeooo:rsid="001f9ef2" officeooo:paragraph-rsid="001f9ef2" style:font-size-asian="12.25pt" style:font-size-complex="14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1f9ef2" officeooo:paragraph-rsid="001f9ef2" style:font-size-asian="12.25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DejaVu Sans" fo:font-size="10pt" style:font-size-asian="8.75pt" style:font-size-complex="10pt"/>
    </style:style>
    <style:style style:name="T1" style:family="text">
      <style:text-properties officeooo:rsid="00184ca0"/>
    </style:style>
    <style:style style:name="T2" style:family="text">
      <style:text-properties officeooo:rsid="001f9ef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a2efb"/>
    </style:style>
    <style:style style:name="T7" style:family="text">
      <style:text-properties style:text-position="super 58%" officeooo:rsid="001a2efb"/>
    </style:style>
    <style:style style:name="T8" style:family="text">
      <style:text-properties fo:font-weight="bold" officeooo:rsid="001f9ef2" style:font-weight-asian="bold" style:font-weight-complex="bold"/>
    </style:style>
    <style:style style:name="T9" style:family="text">
      <style:text-properties officeooo:rsid="001a2efb"/>
    </style:style>
    <style:style style:name="T10" style:family="text">
      <style:text-properties style:text-position="sub 58%" officeooo:rsid="001a2efb"/>
    </style:style>
    <style:style style:name="T11" style:family="text">
      <style:text-properties officeooo:rsid="001b35cc"/>
    </style:style>
    <style:style style:name="T12" style:family="text">
      <style:text-properties style:text-position="sub 58%" officeooo:rsid="001b35cc"/>
    </style:style>
    <style:style style:name="T13" style:family="text">
      <style:text-properties style:text-position="0% 100%" officeooo:rsid="001b35cc"/>
    </style:style>
    <style:style style:name="T14" style:family="text">
      <style:text-properties officeooo:rsid="001ddcde"/>
    </style:style>
    <style:style style:name="T15" style:family="text">
      <style:text-properties style:font-name="DejaVu Sans" fo:font-size="10pt" style:font-size-asian="10pt" style:font-size-complex="10pt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Цели работы – разработать с использованием C++ динамически подключаемую библиотеку для работы с матрицами и графический интерфейс пользователя с использованием Python.</text:span></text:p>
      <text:p text:style-name="P1"><text:s/></text:p>
      <text:p text:style-name="P1"><text:tab/><text:span text:style-name="T1">Задачи:</text:span></text:p>
      <text:p text:style-name="P1"/>
      <text:p text:style-name="P2">1. <text:span text:style-name="T2">Разработать однопоточный невекторизованный код;</text:span></text:p>
      <text:p text:style-name="P3">2. Разработать однопоточный векторизованный код без выравнивания;</text:p>
      <text:p text:style-name="P3">3. Разработать однопоточный векторизованный код с выравниванием;</text:p>
      <text:p text:style-name="P3">4. Разработать многопоточный векторизованнный код с выравниванием;</text:p>
      <text:p text:style-name="P3">5. Компоновка динамической библиотеки;</text:p>
      <text:p text:style-name="P3">6. Разработка головной программы, где обработка осуществляется созданной библиотекой.</text:p>
      <text:p text:style-name="P3"/>
      <text:p text:style-name="P3"><text:tab/><text:span text:style-name="T3">1 Разработка невекторизованного кода</text:span></text:p>
      <text:p text:style-name="P4"><text:tab/>На листинге 1 представлено описание класса Matrix.</text:p>
      <text:p text:style-name="P4">Листинг 1 – Matrix.h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#pragma once</text:p>
            <text:p text:style-name="P5">#include &lt;iostream&gt;</text:p>
            <text:p text:style-name="P5">#include &lt;vector&gt;</text:p>
            <text:p text:style-name="P5">#include &lt;fstream&gt;</text:p>
            <text:p text:style-name="P5">#include &lt;sstream&gt;</text:p>
            <text:p text:style-name="P5"/>
            <text:p text:style-name="P5"/>
            <text:p text:style-name="P5">class Matrix {</text:p>
            <text:p text:style-name="P5"><text:tab/>std::vector&lt;std::vector&lt;double&gt;&gt; data_;</text:p>
            <text:p text:style-name="P5"><text:tab/>size_t rows_;</text:p>
            <text:p text:style-name="P5"><text:tab/>size_t cols_;</text:p>
            <text:p text:style-name="P5"/>
            <text:p text:style-name="P5"><text:tab/>Matrix create_identity_matrix(size_t n);</text:p>
            <text:p text:style-name="P5"><text:tab/>Matrix create_general_matrix(Matrix&amp; identity_matrix, size_t n);</text:p>
            <text:p text:style-name="P5"><text:tab/></text:p>
            <text:p text:style-name="P5">public:</text:p>
            <text:p text:style-name="P5"><text:tab/>Matrix(size_t rows, size_t cols, double init_val = 0.0);</text:p>
            <text:p text:style-name="P5"><text:tab/>Matrix(const Matrix&amp; other);</text:p>
            <text:p text:style-name="P5"><text:tab/>~Matrix() = default;</text:p>
            <text:p text:style-name="P5"><text:tab/></text:p>
            <text:p text:style-name="P5"><text:tab/>double operator()(size_t row, size_t col) const;</text:p>
            <text:p text:style-name="P5"><text:tab/>double&amp; operator()(size_t row, size_t col);</text:p>
            <text:p text:style-name="P5"><text:tab/>Matrix&amp; operator=(const Matrix&amp; other);</text:p>
            <text:p text:style-name="P5"><text:tab/>Matrix operator+(const Matrix&amp; other) const;</text:p>
            <text:p text:style-name="P5"><text:tab/>Matrix operator-(const Matrix&amp; other) const;</text:p>
            <text:p text:style-name="P5"><text:tab/>Matrix operator*(const Matrix&amp; other) const;</text:p>
            <text:p text:style-name="P5"><text:tab/>Matrix operator*(double scalar) const;</text:p>
            <text:p text:style-name="P5"/>
            <text:p text:style-name="P5"><text:tab/>Matrix transpose() const;</text:p>
            <text:p text:style-name="P5"><text:tab/>Matrix inverse() const;</text:p>
            <text:p text:style-name="P5"><text:tab/>double calculate_determinant() const;</text:p>
            <text:p text:style-name="P5"><text:tab/>void fill_random_values();</text:p>
            <text:p text:style-name="P5"><text:tab/></text:p>
            <text:p text:style-name="P5"><text:tab/>friend std::ostream&amp; operator&lt;&lt;(std::ostream&amp; os, const Matrix&amp; matrix);</text:p>
            <text:p text:style-name="P5"><text:tab/>friend std::istream&amp; operator&gt;&gt;(std::istream&amp; is, Matrix&amp; matrix);</text:p>
            <text:p text:style-name="P5">};</text:p>
          </table:table-cell>
        </table:table-row>
      </table:table>
      <text:p text:style-name="P4"/>
      <text:p text:style-name="P2"><text:soft-page-break/><text:tab/>Реализация методов представлена в приложении А.</text:p>
      <text:p text:style-name="P2"><text:tab/>На листинге 2 представлена тестовая программма, функционал и корректная работоспособность предварительно были проверены на некотором наборе тестовых данных.</text:p>
      <text:p text:style-name="P2">Листинг 2 – Тестовая программа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#include "Matrix.h"</text:p>
            <text:p text:style-name="P5"/>
            <text:p text:style-name="P5">int main() {</text:p>
            <text:p text:style-name="P5"><text:tab/>Matrix m1(2000, 2000);</text:p>
            <text:p text:style-name="P5"><text:tab/>Matrix m2(2000, 2000);</text:p>
            <text:p text:style-name="P5"><text:tab/>m1.fill_random_values();</text:p>
            <text:p text:style-name="P5"><text:tab/>m2.fill_random_values();</text:p>
            <text:p text:style-name="P5"><text:tab/></text:p>
            <text:p text:style-name="P5"><text:tab/>Matrix m3(1000, 1000);</text:p>
            <text:p text:style-name="P5"><text:tab/>m3 = m1 + m2;</text:p>
            <text:p text:style-name="P5"><text:tab/></text:p>
            <text:p text:style-name="P5"><text:tab/>std::cout &lt;&lt; m3;</text:p>
            <text:p text:style-name="P5"><text:tab/></text:p>
            <text:p text:style-name="P5"><text:tab/>Matrix m4(1000, 1000);</text:p>
            <text:p text:style-name="P5"><text:tab/>m4 = m1.inverse();</text:p>
            <text:p text:style-name="P5"><text:tab/></text:p>
            <text:p text:style-name="P5"><text:tab/>std::cout &lt;&lt; m1.inverse();</text:p>
            <text:p text:style-name="P5"><text:tab/>std::cout &lt;&lt; m1.calculate_determinant();</text:p>
            <text:p text:style-name="P5"><text:tab/></text:p>
            <text:p text:style-name="P5"><text:tab/>Matrix m5 = m1 * m2;</text:p>
            <text:p text:style-name="P5"><text:tab/>std::cout &lt;&lt; m5;</text:p>
            <text:p text:style-name="P5"><text:tab/>return 0;</text:p>
            <text:p text:style-name="P5">}</text:p>
          </table:table-cell>
        </table:table-row>
      </table:table>
      <text:p text:style-name="P4"/>
      <text:p text:style-name="P6"><text:tab/>При запуске тестовой программы без опций оптимизации выполнение заняло 10 минут 11 секунд. Экспериментальным путем было установлено, что опции оптимизации -О3 -march=native -fipa-pta дают лучший результат – 121.99 секунд.</text:p>
      <text:p text:style-name="P6">Таким образом P­<text:span text:style-name="T4">б/о </text:span><text:span text:style-name="T5">= 0,069 </text:span><text:span text:style-name="T6">с</text:span><text:span text:style-name="T7">-1</text:span><text:span text:style-name="T5">, <text:s/>P­</text:span><text:span text:style-name="T4">с/о </text:span><text:span text:style-name="T5">= 0,350 Гц.</text:span></text:p>
      <text:p text:style-name="P7"/>
      <text:p text:style-name="P8"><text:tab/><text:span text:style-name="T8">2 Разработка векторизованного кода без выравнивания</text:span></text:p>
      <text:p text:style-name="P6"><text:tab/>Для векторизации кода вместо структуры данных std::vector использовалась структура std::valarray <text:span text:style-name="T9">(std::valarray&lt;double&gt;). Код для реализации методов класса представлен в приложении Б.</text:span></text:p>
      <text:p text:style-name="P9"><text:tab/><text:span text:style-name="T9">Время работы кода на тестовом наборе с большим объемом данных равно 102.91 с, количество строк кода изменилось с 234 до 244. </text:span><text:span text:style-name="T5">P­</text:span><text:span text:style-name="T10">вект,без/выр</text:span><text:span text:style-name="T4"> </text:span><text:span text:style-name="T5">= 0,</text:span><text:span text:style-name="T6">398</text:span><text:span text:style-name="T5"> </text:span><text:span text:style-name="T6">с</text:span><text:span text:style-name="T7">-1</text:span><text:span text:style-name="T5">.</text:span></text:p>
      <text:p text:style-name="P9"/>
      <text:p text:style-name="P9"><text:tab/><text:span text:style-name="T8">3 Разработка векторизованного кода с выравниванием</text:span></text:p>
      <text:p text:style-name="P9"><text:tab/><text:span text:style-name="T9">Некоторые поблемы с выравниваением для структуры данных std::valarray привели к тому, что для представления данных используется массив чисел с плавающей точкой. </text:span><text:span text:style-name="T11">Для векторизации используются директивы OpenMP.</text:span><text:span text:style-name="T9"> На листинге 2 показан код с описанием класса.</text:span></text:p>
      <text:p text:style-name="P10">Листинг 2 – Matrix.h для выравнивания данных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#pragma once</text:p>
            <text:p text:style-name="P11">#include &lt;iostream&gt;</text:p>
            <text:p text:style-name="P11">#include &lt;vector&gt;</text:p>
            <text:p text:style-name="P11"><text:soft-page-break/>#include &lt;memory&gt;</text:p>
            <text:p text:style-name="P11">#include &lt;cstdlib&gt;</text:p>
            <text:p text:style-name="P11">#include &lt;fstream&gt;</text:p>
            <text:p text:style-name="P11">#include &lt;sstream&gt;</text:p>
            <text:p text:style-name="P11">#include &lt;omp.h&gt;</text:p>
            <text:p text:style-name="P11"/>
            <text:p text:style-name="P11">class Matrix {</text:p>
            <text:p text:style-name="P11"><text:tab/>std::unique_ptr&lt;double[], void(*)(double*)&gt; data_;</text:p>
            <text:p text:style-name="P11"><text:tab/>size_t rows_;</text:p>
            <text:p text:style-name="P11"><text:tab/>size_t cols_;</text:p>
            <text:p text:style-name="P11"><text:tab/>size_t padded_cols_;</text:p>
            <text:p text:style-name="P11"><text:tab/></text:p>
            <text:p text:style-name="P11"><text:tab/>static double* aligned_alloc(size_t size);</text:p>
            <text:p text:style-name="P11"><text:tab/>static void aligned_dealloc(double* ptr);</text:p>
            <text:p text:style-name="P11"/>
            <text:p text:style-name="P11"><text:tab/>Matrix create_identity_matrix(size_t n);</text:p>
            <text:p text:style-name="P11"><text:tab/>Matrix create_general_matrix(Matrix&amp; identity_matrix, size_t n);</text:p>
            <text:p text:style-name="P11"><text:tab/></text:p>
            <text:p text:style-name="P11">public:</text:p>
            <text:p text:style-name="P11"><text:tab/>Matrix(size_t rows, size_t cols, double init_val = 0.0);</text:p>
            <text:p text:style-name="P11"><text:tab/>Matrix(const Matrix&amp; other);</text:p>
            <text:p text:style-name="P11"><text:tab/>~Matrix() = default;</text:p>
            <text:p text:style-name="P11"><text:tab/></text:p>
            <text:p text:style-name="P11"><text:tab/>double operator()(size_t row, size_t col) const;</text:p>
            <text:p text:style-name="P11"><text:tab/>double&amp; operator()(size_t row, size_t col);</text:p>
            <text:p text:style-name="P11"><text:tab/>Matrix&amp; operator=(const Matrix&amp; other);</text:p>
            <text:p text:style-name="P11"><text:tab/>Matrix operator+(const Matrix&amp; other) const;</text:p>
            <text:p text:style-name="P11"><text:tab/>Matrix operator-(const Matrix&amp; other) const;</text:p>
            <text:p text:style-name="P11"><text:tab/>Matrix operator*(const Matrix&amp; other) const;</text:p>
            <text:p text:style-name="P11"><text:tab/>Matrix operator*(double scalar) const;</text:p>
            <text:p text:style-name="P11"/>
            <text:p text:style-name="P11"><text:tab/>Matrix transpose() const;</text:p>
            <text:p text:style-name="P11"><text:tab/>Matrix inverse() const;</text:p>
            <text:p text:style-name="P11"><text:tab/>double calculate_determinant() const;</text:p>
            <text:p text:style-name="P11"><text:tab/>void fill_random_values();</text:p>
            <text:p text:style-name="P11"><text:tab/></text:p>
            <text:p text:style-name="P11"><text:tab/>friend std::ostream&amp; operator&lt;&lt;(std::ostream&amp; os, const Matrix&amp; matrix);</text:p>
            <text:p text:style-name="P11"><text:tab/>friend std::istream&amp; operator&gt;&gt;(std::istream&amp; is, Matrix&amp; matrix);</text:p>
            <text:p text:style-name="P11">};</text:p>
          </table:table-cell>
        </table:table-row>
      </table:table>
      <text:p text:style-name="P9"/>
      <text:p text:style-name="P9"><text:tab/><text:span text:style-name="T9">Реализация методов во многом схожа с первой реализацией, </text:span><text:span text:style-name="T11">поэтому в <text:s/>листинге 3 представлены только дополнительно появившиеся методы и измененные конструкторы и копирующее присваивание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double* Matrix::aligned_alloc(size_t size) {</text:p>
            <text:p text:style-name="P11"><text:tab/>size_t alignment = 32;</text:p>
            <text:p text:style-name="P11"><text:tab/>void* ptr = std::aligned_alloc(alignment, size * sizeof(double));</text:p>
            <text:p text:style-name="P11"><text:tab/></text:p>
            <text:p text:style-name="P11"><text:tab/>return reinterpret_cast&lt;double*&gt;(ptr);</text:p>
            <text:p text:style-name="P11">}</text:p>
            <text:p text:style-name="P11"/>
            <text:p text:style-name="P11">void Matrix::aligned_dealloc(double* ptr) {</text:p>
            <text:p text:style-name="P11"><text:tab/>std::free(ptr);</text:p>
            <text:p text:style-name="P11">}</text:p>
            <text:p text:style-name="P11"/>
            <text:p text:style-name="P11">size_t calculate_padding(size_t cols) {</text:p>
            <text:p text:style-name="P11"><text:tab/>return (cols % 4 == 0) ? cols : cols + 4 - cols % 4;</text:p>
            <text:p text:style-name="P11">}</text:p>
            <text:p text:style-name="P11"/>
            <text:p text:style-name="P11">Matrix::Matrix(size_t rows, size_t cols, double init_val) : data_(nullptr, aligned_dealloc), <text:soft-page-break/>rows_(rows),</text:p>
            <text:p text:style-name="P11"><text:tab/><text:tab/><text:tab/><text:tab/>cols_(cols), padded_cols_(calculate_padding(cols)) {</text:p>
            <text:p text:style-name="P11"><text:tab/>double* data = aligned_alloc(rows_ * padded_cols_);</text:p>
            <text:p text:style-name="P11"><text:tab/>data_.reset(std::assume_aligned&lt;32&gt;(data));</text:p>
            <text:p text:style-name="P11"/>
            <text:p text:style-name="P11"><text:tab/>for (size_t i = 0; i &lt; rows_; ++i)</text:p>
            <text:p text:style-name="P11"><text:tab/><text:tab/>#pragma omp simd</text:p>
            <text:p text:style-name="P11"><text:tab/><text:tab/>for (size_t j = 0; j &lt; padded_cols_; ++j)</text:p>
            <text:p text:style-name="P11"><text:tab/><text:tab/><text:tab/>data_[i * padded_cols_ + j] = init_val;</text:p>
            <text:p text:style-name="P11"><text:tab/>#if 0<text:tab/></text:p>
            <text:p text:style-name="P11"><text:tab/>std::cout &lt;&lt; reinterpret_cast&lt;uintptr_t&gt;(&amp;(*this)(0, 0)) % 32 &lt;&lt; '\n';</text:p>
            <text:p text:style-name="P11"><text:tab/>std::cout &lt;&lt; reinterpret_cast&lt;uintptr_t&gt;(&amp;(*this)(1, 0)) % 32 &lt;&lt; '\n';</text:p>
            <text:p text:style-name="P11"><text:tab/>std::cout &lt;&lt; reinterpret_cast&lt;uintptr_t&gt;(&amp;(*this)(2, 0)) % 32 &lt;&lt; '\n';</text:p>
            <text:p text:style-name="P11"><text:tab/>#endif</text:p>
            <text:p text:style-name="P11">}</text:p>
            <text:p text:style-name="P11"/>
            <text:p text:style-name="P11">Matrix::Matrix(const Matrix&amp; other) </text:p>
            <text:p text:style-name="P11"><text:s text:c="4"/>: data_(nullptr, aligned_dealloc),</text:p>
            <text:p text:style-name="P11"><text:s text:c="6"/>rows_(other.rows_), </text:p>
            <text:p text:style-name="P11"><text:s text:c="6"/>cols_(other.cols_), </text:p>
            <text:p text:style-name="P11"><text:s text:c="6"/>padded_cols_(other.padded_cols_) {</text:p>
            <text:p text:style-name="P11"><text:s text:c="4"/></text:p>
            <text:p text:style-name="P11"><text:s text:c="4"/>double* data = aligned_alloc(rows_ * padded_cols_);</text:p>
            <text:p text:style-name="P11"><text:s text:c="4"/>data_.reset(std::assume_aligned&lt;32&gt;(data));</text:p>
            <text:p text:style-name="P11"><text:s text:c="4"/></text:p>
            <text:p text:style-name="P11"><text:s text:c="4"/>for (size_t i = 0; i &lt; rows_; ++i)</text:p>
            <text:p text:style-name="P11"><text:tab/><text:tab/>#pragma omp simd</text:p>
            <text:p text:style-name="P11"><text:s text:c="8"/>for (size_t j = 0; j &lt; padded_cols_; ++j)</text:p>
            <text:p text:style-name="P11"><text:s text:c="12"/>data_[i * padded_cols_ + j] = other.data_[i * padded_cols_ + j];</text:p>
            <text:p text:style-name="P11">}</text:p>
            <text:p text:style-name="P11"/>
            <text:p text:style-name="P11">Matrix&amp; Matrix::operator=(const Matrix&amp; other) {</text:p>
            <text:p text:style-name="P11"><text:s text:c="4"/>if (this != &amp;other) {</text:p>
            <text:p text:style-name="P11"><text:s text:c="8"/>rows_ = other.rows_;</text:p>
            <text:p text:style-name="P11"><text:s text:c="8"/>cols_ = other.cols_;</text:p>
            <text:p text:style-name="P11"><text:s text:c="8"/>padded_cols_ = other.padded_cols_;</text:p>
            <text:p text:style-name="P11"><text:s text:c="8"/></text:p>
            <text:p text:style-name="P11"><text:s text:c="8"/>double* data = aligned_alloc(rows_ * padded_cols_);</text:p>
            <text:p text:style-name="P11"><text:s text:c="8"/>data_.reset(std::assume_aligned&lt;32&gt;(data));</text:p>
            <text:p text:style-name="P11"><text:s text:c="7"/></text:p>
            <text:p text:style-name="P11"><text:s text:c="8"/>for (size_t i = 0; i &lt; rows_; ++i)</text:p>
            <text:p text:style-name="P11"><text:tab/><text:tab/><text:tab/>#pragma omp simd</text:p>
            <text:p text:style-name="P11"><text:s text:c="12"/>for (size_t j = 0; j &lt; padded_cols_; ++j)</text:p>
            <text:p text:style-name="P11"><text:s text:c="16"/>data_[i * padded_cols_ + j] = other.data_[i * padded_cols_ + j];</text:p>
            <text:p text:style-name="P11"><text:s text:c="4"/>}</text:p>
            <text:p text:style-name="P11"><text:s text:c="4"/>return *this;</text:p>
            <text:p text:style-name="P11">}</text:p>
          </table:table-cell>
        </table:table-row>
      </table:table>
      <text:p text:style-name="P9"/>
      <text:p text:style-name="P12"><text:span text:style-name="T9"><text:tab/>Время работы кода на тестовом наборе с большим объемом данных равно </text:span><text:span text:style-name="T11">89.65</text:span><text:span text:style-name="T9"> с, количество строк кода </text:span><text:span text:style-name="T11">284</text:span><text:span text:style-name="T9">. </text:span><text:span text:style-name="T5">P­</text:span><text:span text:style-name="T10">вект,</text:span><text:span text:style-name="T12">с</text:span><text:span text:style-name="T10">/выр</text:span><text:span text:style-name="T4"> </text:span><text:span text:style-name="T5">= 0,</text:span><text:span text:style-name="T13">393</text:span><text:span text:style-name="T5"> </text:span><text:span text:style-name="T6">с</text:span><text:span text:style-name="T7">-1</text:span><text:span text:style-name="T5">.</text:span></text:p>
      <text:p text:style-name="P12"/>
      <text:p text:style-name="P12"><text:tab/><text:span text:style-name="T8">4 Разработка многопоточного кода</text:span></text:p>
      <text:p text:style-name="P12"><text:tab/><text:span text:style-name="T11">Для добавления многопоточности использовались директивы библиотеки OpenMP, реализация во многом схожа с предыдущей для векторизованного кода с выравниванием.</text:span></text:p>
      <text:p text:style-name="P12"><text:span text:style-name="T9"><text:tab/>Время работы кода на тестовом наборе с большим объемом данных равно </text:span><text:span text:style-name="T11">77.78</text:span><text:span text:style-name="T9"> с, количество строк кода </text:span><text:span text:style-name="T11">318</text:span><text:span text:style-name="T9">. </text:span><text:span text:style-name="T5">P­</text:span><text:span text:style-name="T10">вект,</text:span><text:span text:style-name="T12">с</text:span><text:span text:style-name="T10">/выр</text:span><text:span text:style-name="T4"> </text:span><text:span text:style-name="T5">= 0,</text:span><text:span text:style-name="T13">404</text:span><text:span text:style-name="T5"> </text:span><text:span text:style-name="T6">с</text:span><text:span text:style-name="T7">-1</text:span><text:span text:style-name="T5">.</text:span></text:p>
      <text:p text:style-name="P12"><text:soft-page-break/></text:p>
      <text:p text:style-name="P12"><text:tab/><text:span text:style-name="T8">5 Компоновка динамической библиотеки</text:span></text:p>
      <text:p text:style-name="P12"><text:tab/><text:span text:style-name="T11">Для создания оболочки для использования методов C++ на python использовалась библиотека pybind11. В листинге 5 показан класс, реализующий обертку.</text:span></text:p>
      <text:p text:style-name="P13">Листинг 5 – pybind11_wrap.cpp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">#include &lt;pybind11/pybind11.h&gt;</text:p>
            <text:p text:style-name="P11">#include &lt;pybind11/operators.h&gt;</text:p>
            <text:p text:style-name="P11">#include &lt;pybind11/stl.h&gt;</text:p>
            <text:p text:style-name="P11">#include &lt;pybind11/functional.h&gt;</text:p>
            <text:p text:style-name="P11">#include "Matrix.h"</text:p>
            <text:p text:style-name="P11">#include &lt;iomanip&gt;</text:p>
            <text:p text:style-name="P11"/>
            <text:p text:style-name="P11">PYBIND11_MODULE(Matrix, m) {</text:p>
            <text:p text:style-name="P11"><text:s text:c="4"/>pybind11::class_&lt;Matrix&gt;(m, "Matrix")</text:p>
            <text:p text:style-name="P11"><text:s text:c="8"/>.def(pybind11::init&lt;size_t, size_t, double&gt;(),</text:p>
            <text:p text:style-name="P11"><text:s text:c="13"/>pybind11::arg("rows"), pybind11::arg("cols"), pybind11::arg("init_values") = 0.0)</text:p>
            <text:p text:style-name="P11"><text:s text:c="8"/>.def(pybind11::init&lt;const Matrix&amp;&gt;())</text:p>
            <text:p text:style-name="P11"/>
            <text:p text:style-name="P11"><text:s text:c="8"/>.def("__getitem__", [](const Matrix&amp; m, std::pair&lt;size_t, size_t&gt; idx) {</text:p>
            <text:p text:style-name="P11"><text:s text:c="12"/>return m(idx.first, idx.second);</text:p>
            <text:p text:style-name="P11"><text:s text:c="8"/>})</text:p>
            <text:p text:style-name="P11"><text:s text:c="8"/>.def("__setitem__", [](Matrix&amp; m, std::pair&lt;size_t, size_t&gt; idx, double value) {</text:p>
            <text:p text:style-name="P11"><text:s text:c="12"/>m(idx.first, idx.second) = value;</text:p>
            <text:p text:style-name="P11"><text:s text:c="8"/>})</text:p>
            <text:p text:style-name="P11"/>
            <text:p text:style-name="P11"><text:s text:c="8"/>.def(pybind11::self + pybind11::self)</text:p>
            <text:p text:style-name="P11"><text:s text:c="8"/>.def(pybind11::self - pybind11::self)</text:p>
            <text:p text:style-name="P11"><text:s text:c="8"/>.def(pybind11::self * pybind11::self)</text:p>
            <text:p text:style-name="P11"><text:s text:c="8"/>.def(pybind11::self * double())</text:p>
            <text:p text:style-name="P11"/>
            <text:p text:style-name="P11"><text:s text:c="8"/>.def("transpose", &amp;Matrix::transpose)</text:p>
            <text:p text:style-name="P11"><text:s text:c="8"/>.def("inverse", &amp;Matrix::inverse)</text:p>
            <text:p text:style-name="P11"><text:s text:c="8"/>.def("calculate_determinant", &amp;Matrix::calculate_determinant)</text:p>
            <text:p text:style-name="P11"><text:s text:c="8"/>.def("fill_random", &amp;Matrix::fill_random_values)</text:p>
            <text:p text:style-name="P11"><text:s text:c="8"/></text:p>
            <text:p text:style-name="P11"><text:s text:c="8"/>.def("__copy__", [](const Matrix&amp; self) {</text:p>
            <text:p text:style-name="P11"><text:s text:c="12"/>return Matrix(self);</text:p>
            <text:p text:style-name="P11"><text:s text:c="8"/>})</text:p>
            <text:p text:style-name="P11"><text:s text:c="8"/>.def("assign", &amp;Matrix::operator=)</text:p>
            <text:p text:style-name="P11"/>
            <text:p text:style-name="P11"><text:s text:c="8"/>.def("__str__", [](const Matrix&amp; m) {</text:p>
            <text:p text:style-name="P11"><text:s text:c="12"/>std::ostringstream oss;</text:p>
            <text:p text:style-name="P11"><text:s text:c="12"/>oss &lt;&lt; std::setprecision(4) &lt;&lt; m;</text:p>
            <text:p text:style-name="P11"><text:s text:c="12"/>return oss.str();</text:p>
            <text:p text:style-name="P11"><text:s text:c="8"/>});</text:p>
            <text:p text:style-name="P11">}</text:p>
          </table:table-cell>
        </table:table-row>
      </table:table>
      <text:p text:style-name="P13"/>
      <text:p text:style-name="P14"><text:tab/>Компоновка <text:span text:style-name="T14">динамической библиотеки </text:span>выполняется следующей <text:span text:style-name="T14">командой: </text:span></text:p>
      <text:p text:style-name="P15">g++ -O3 -march=native -fipo-pta -fopenmp -shared -std=c++20 -fPIC $(python3 -m pybind11 --includes) pybind_wrap.cpp <text:s/>Matrix.cpp -o Matrix.so</text:p>
      <text:p text:style-name="P13"><text:tab/>Головная программа на Python приведена в приложении В.</text:p>
      <text:p text:style-name="P13"/>
      <text:p text:style-name="P13"/>
      <text:p text:style-name="P16"><text:soft-page-break/><text:tab/>На рисунке 1 показано, как меняется время исполнения кода, на рисунке 2 – как изменяется эффективность кода.</text:p>
      <text:p text:style-name="P17"><draw:frame draw:style-name="fr1" draw:name="Object1" text:anchor-type="char" svg:width="21.001cm" svg:height="10.00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char" svg:x="-2cm" svg:y="11.026cm" svg:width="21.001cm" svg:height="9.028cm" draw:z-index="1"><draw:object xlink:href="./Object 2" xlink:type="simple" xlink:show="embed" xlink:actuate="onLoad"/><draw:image xlink:href="./ObjectReplacements/Object 2" xlink:type="simple" xlink:show="embed" xlink:actuate="onLoad"/></draw:frame>Рисунок 1 – Изменение времени выполнения кода</text:p>
      <text:p text:style-name="P17">Рисунок 2 – Изменение эффективности кода</text:p>
      <text:p text:style-name="P17"/>
      <text:p text:style-name="P18">Приложение А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>#include "Matrix.h"</text:p>
            <text:p text:style-name="P11"/>
            <text:p text:style-name="P11">Matrix::Matrix(size_t rows, size_t cols, double init_val) : rows_(rows), cols_(cols) { data_.resize(rows, std::vector&lt;double&gt;(cols, init_val)); }</text:p>
            <text:p text:style-name="P11"/>
            <text:p text:style-name="P11">Matrix::Matrix(const Matrix&amp; other) : data_(other.data_), rows_(other.rows_), cols_(other.cols_) {}</text:p>
            <text:p text:style-name="P11"/>
            <text:p text:style-name="P11">double Matrix::operator()(size_t row, size_t col) const {</text:p>
            <text:p text:style-name="P11"><text:tab/>return data_[row][col];</text:p>
            <text:p text:style-name="P11">}</text:p>
            <text:p text:style-name="P11"/>
            <text:p text:style-name="P11">double&amp; Matrix::operator()(size_t row, size_t col) {</text:p>
            <text:p text:style-name="P11"><text:tab/>return data_[row][col];</text:p>
            <text:p text:style-name="P11">}</text:p>
            <text:p text:style-name="P11"/>
            <text:p text:style-name="P11">Matrix&amp; Matrix::operator=(const Matrix&amp; other) {</text:p>
            <text:p text:style-name="P11"><text:tab/>if (this != &amp;other) {</text:p>
            <text:p text:style-name="P11"><text:s text:c="8"/>data_ = other.data_;</text:p>
            <text:p text:style-name="P11"><text:s text:c="8"/>rows_ = other.rows_;</text:p>
            <text:p text:style-name="P11"><text:s text:c="8"/>cols_ = other.cols_;</text:p>
            <text:p text:style-name="P11"><text:s text:c="4"/>}</text:p>
            <text:p text:style-name="P11"><text:tab/></text:p>
            <text:p text:style-name="P11"><text:s text:c="4"/>return *this;</text:p>
            <text:p text:style-name="P11">}</text:p>
            <text:p text:style-name="P11"><text:tab/></text:p>
            <text:p text:style-name="P11">Matrix Matrix::operator+(const Matrix&amp; other) const {</text:p>
            <text:p text:style-name="P11"><text:tab/>if (rows_ != other.rows_ || cols_ != other.cols_)</text:p>
            <text:p text:style-name="P11"><text:tab/><text:tab/>throw std::invalid_argument("Dimension's dismatch.");</text:p>
            <text:p text:style-name="P11"><text:tab/></text:p>
            <text:p text:style-name="P11"><text:tab/>Matrix res(rows_, cols_);</text:p>
            <text:p text:style-name="P11"><text:tab/>for (size_t i = 0; i &lt; rows_; ++i)</text:p>
            <text:p text:style-name="P11"><text:tab/><text:tab/>for (size_t j = 0; j &lt; cols_; ++j)</text:p>
            <text:p text:style-name="P11"><text:tab/><text:tab/><text:tab/>res(i, j) = data_[i][j] + other(i, j);</text:p>
            <text:p text:style-name="P11"><text:tab/><text:tab/></text:p>
            <text:p text:style-name="P11"><text:tab/>return res;</text:p>
            <text:p text:style-name="P11">}</text:p>
            <text:p text:style-name="P11"/>
            <text:p text:style-name="P11">Matrix Matrix::operator-(const Matrix&amp; other) const {</text:p>
            <text:p text:style-name="P11"><text:tab/>if (rows_ != other.rows_ || cols_ != other.cols_)</text:p>
            <text:p text:style-name="P11"><text:tab/><text:tab/>throw std::invalid_argument("Dimension's dismatch.");</text:p>
            <text:p text:style-name="P11"><text:tab/></text:p>
            <text:p text:style-name="P11"><text:tab/>Matrix res(rows_, cols_);</text:p>
            <text:p text:style-name="P11"><text:tab/>for (size_t i = 0; i &lt; rows_; ++i)</text:p>
            <text:p text:style-name="P11"><text:tab/><text:tab/>for (size_t j = 0; j &lt; cols_; ++j)</text:p>
            <text:p text:style-name="P11"><text:tab/><text:tab/><text:tab/>res(i, j) = data_[i][j] - other(i, j);</text:p>
            <text:p text:style-name="P11"><text:tab/><text:tab/></text:p>
            <text:p text:style-name="P11"><text:tab/>return res;</text:p>
            <text:p text:style-name="P11">}</text:p>
            <text:p text:style-name="P11"/>
            <text:p text:style-name="P11">Matrix Matrix::operator*(const Matrix&amp; other) const {</text:p>
            <text:p text:style-name="P11"><text:tab/>if (cols_ != other.rows_)</text:p>
            <text:p text:style-name="P11"><text:tab/><text:tab/>throw std::invalid_argument("Dimension's dismatch.");</text:p>
            <text:p text:style-name="P11"><text:tab/></text:p>
            <text:p text:style-name="P11"><text:tab/>Matrix res(rows_, other.cols_);</text:p>
            <text:p text:style-name="P11"><text:tab/>for (size_t i = 0; i &lt; rows_; ++i)</text:p>
            <text:p text:style-name="P11"><text:tab/><text:tab/>for (size_t j = 0; j &lt; other.cols_; ++j)</text:p>
            <text:p text:style-name="P11"><text:tab/><text:tab/><text:tab/>for (size_t k = 0; k &lt; cols_; ++k)</text:p>
            <text:p text:style-name="P11"><text:tab/><text:tab/><text:tab/><text:tab/>res(i, j) += data_[i][k] * other(k, j);</text:p>
            <text:p text:style-name="P11"><text:tab/><text:tab/></text:p>
            <text:p text:style-name="P11"><text:soft-page-break/><text:tab/>return res;</text:p>
            <text:p text:style-name="P11">}</text:p>
            <text:p text:style-name="P11"/>
            <text:p text:style-name="P11">Matrix Matrix::operator*(double scalar) const {</text:p>
            <text:p text:style-name="P11"><text:tab/>Matrix res(rows_, cols_);</text:p>
            <text:p text:style-name="P11"><text:tab/>for (size_t i = 0; i &lt; rows_; ++i)</text:p>
            <text:p text:style-name="P11"><text:tab/><text:tab/>for (size_t j = 0; j &lt; cols_; ++j)</text:p>
            <text:p text:style-name="P11"><text:tab/><text:tab/><text:tab/>res(i, j) = data_[i][j] * scalar;</text:p>
            <text:p text:style-name="P11"><text:tab/><text:tab/></text:p>
            <text:p text:style-name="P11"><text:tab/>return res;</text:p>
            <text:p text:style-name="P11">}</text:p>
            <text:p text:style-name="P11"/>
            <text:p text:style-name="P11">Matrix Matrix::create_identity_matrix(size_t n) {</text:p>
            <text:p text:style-name="P11"><text:tab/>Matrix identitity_matrix(n, n);</text:p>
            <text:p text:style-name="P11"><text:tab/>for (int i = 0; i &lt; n; ++i)</text:p>
            <text:p text:style-name="P11"><text:tab/><text:tab/>identitity_matrix(i, i) = 1.0;</text:p>
            <text:p text:style-name="P11"><text:tab/></text:p>
            <text:p text:style-name="P11"><text:tab/>return identitity_matrix;</text:p>
            <text:p text:style-name="P11">}</text:p>
            <text:p text:style-name="P11"/>
            <text:p text:style-name="P11">Matrix Matrix::create_general_matrix(Matrix&amp; identity_matrix, size_t n) {</text:p>
            <text:p text:style-name="P11"><text:s text:c="4"/>Matrix general_matrix(n, 2 * n); </text:p>
            <text:p text:style-name="P11"/>
            <text:p text:style-name="P11"><text:s text:c="4"/>for (int i = 0; i &lt; n; ++i)</text:p>
            <text:p text:style-name="P11"><text:s text:c="8"/>for (int j = 0; j &lt; n; ++j) {</text:p>
            <text:p text:style-name="P11"><text:s text:c="12"/>general_matrix(i, j) = data_[i][j];</text:p>
            <text:p text:style-name="P11"><text:s text:c="12"/>general_matrix(i, j + n) = identity_matrix(i, j);</text:p>
            <text:p text:style-name="P19"><text:s/><text:span text:style-name="T15"><text:s text:c="3"/>}</text:span></text:p>
            <text:p text:style-name="P11"><text:tab/></text:p>
            <text:p text:style-name="P11"><text:s text:c="4"/>return general_matrix;</text:p>
            <text:p text:style-name="P11">}</text:p>
            <text:p text:style-name="P11"><text:tab/></text:p>
            <text:p text:style-name="P11">Matrix Matrix::transpose() const {</text:p>
            <text:p text:style-name="P11"><text:tab/>Matrix res(cols_, rows_);</text:p>
            <text:p text:style-name="P11"><text:tab/>for (size_t i = 0; i &lt; rows_; ++i)</text:p>
            <text:p text:style-name="P11"><text:tab/><text:tab/>for (size_t j = 0; j &lt; cols_; ++j)</text:p>
            <text:p text:style-name="P11"><text:tab/><text:tab/><text:tab/>res(j, i) = data_[i][j];</text:p>
            <text:p text:style-name="P11"><text:tab/><text:tab/></text:p>
            <text:p text:style-name="P11"><text:tab/>return res;</text:p>
            <text:p text:style-name="P11">}</text:p>
            <text:p text:style-name="P11"/>
            <text:p text:style-name="P11">Matrix Matrix::inverse() const {</text:p>
            <text:p text:style-name="P11"><text:tab/>if (rows_ != cols_)</text:p>
            <text:p text:style-name="P11"><text:tab/><text:tab/>throw std::invalid_argument("Matrix must be square.");</text:p>
            <text:p text:style-name="P11"><text:tab/></text:p>
            <text:p text:style-name="P11"><text:tab/>size_t n = rows_;</text:p>
            <text:p text:style-name="P11"><text:tab/></text:p>
            <text:p text:style-name="P11"><text:tab/>Matrix matrix(*this);</text:p>
            <text:p text:style-name="P11"><text:tab/></text:p>
            <text:p text:style-name="P11"><text:tab/>Matrix inverse_matrix = matrix.create_identity_matrix(n);</text:p>
            <text:p text:style-name="P11"><text:tab/></text:p>
            <text:p text:style-name="P11"><text:tab/>Matrix general_matrix = matrix.create_general_matrix(inverse_matrix, n);</text:p>
            <text:p text:style-name="P11"><text:tab/></text:p>
            <text:p text:style-name="P11"><text:tab/>for (int k = 0; k &lt; n; ++k) {</text:p>
            <text:p text:style-name="P11"><text:s text:c="8"/>double kk = matrix(k, k);</text:p>
            <text:p text:style-name="P11"><text:s text:c="8"/>if (matrix(k, k) != 0) {</text:p>
            <text:p text:style-name="P11"><text:s text:c="12"/>for (int i = 0; i &lt; 2 * n; ++i)</text:p>
            <text:p text:style-name="P11"><text:s text:c="16"/>general_matrix(k, i) /= kk;</text:p>
            <text:p text:style-name="P11"><text:s text:c="13"/>}</text:p>
            <text:p text:style-name="P11"/>
            <text:p text:style-name="P11"><text:s text:c="8"/>for (int i = k + 1; i &lt; n; ++i) {</text:p>
            <text:p text:style-name="P11"><text:soft-page-break/><text:s text:c="12"/>double c;</text:p>
            <text:p text:style-name="P11"><text:s text:c="12"/>if (general_matrix(k, k) != 0)</text:p>
            <text:p text:style-name="P11"><text:s text:c="16"/>c = general_matrix(i, k) / general_matrix(k, k);</text:p>
            <text:p text:style-name="P11"><text:s text:c="12"/></text:p>
            <text:p text:style-name="P11"><text:s text:c="12"/>for (int j = 0; j &lt; 2 * n; ++j)</text:p>
            <text:p text:style-name="P11"><text:s text:c="16"/>general_matrix(i, j) -= general_matrix(k, j) * c;</text:p>
            <text:p text:style-name="P11"><text:s text:c="8"/>}</text:p>
            <text:p text:style-name="P11"/>
            <text:p text:style-name="P11"><text:s text:c="8"/>for (int i = 0; i &lt; n; ++i)</text:p>
            <text:p text:style-name="P11"><text:s text:c="12"/>for (int j = 0; j &lt; n; ++j)</text:p>
            <text:p text:style-name="P11"><text:s text:c="16"/>matrix(i, j) = general_matrix(i, j);</text:p>
            <text:p text:style-name="P11"><text:s text:c="4"/>}</text:p>
            <text:p text:style-name="P11"/>
            <text:p text:style-name="P11"><text:s text:c="4"/>for (int k = n - 1; k &gt;= 0; --k) {</text:p>
            <text:p text:style-name="P11"><text:s text:c="8"/>double kk = general_matrix(k, k);</text:p>
            <text:p text:style-name="P11"><text:s text:c="8"/>if (kk != 0) {</text:p>
            <text:p text:style-name="P11"><text:s text:c="12"/>for (int i = 2 * n - 1; i &gt;= 0; --i)</text:p>
            <text:p text:style-name="P11"><text:s text:c="16"/>general_matrix(k, i) /= kk;</text:p>
            <text:p text:style-name="P11"><text:s text:c="12"/>}</text:p>
            <text:p text:style-name="P11"/>
            <text:p text:style-name="P11"><text:s text:c="8"/>for (int i = k - 1; i &gt;= 0; --i) {</text:p>
            <text:p text:style-name="P11"><text:s text:c="12"/>double c;</text:p>
            <text:p text:style-name="P11"><text:s text:c="12"/>if (general_matrix(k, k) != 0)</text:p>
            <text:p text:style-name="P11"><text:s text:c="16"/>c = general_matrix(i, k) / general_matrix(k, k);</text:p>
            <text:p text:style-name="P11"><text:s text:c="12"/></text:p>
            <text:p text:style-name="P11"><text:s text:c="12"/>for (int j = 2 * n - 1; j &gt;= 0; --j)</text:p>
            <text:p text:style-name="P11"><text:s text:c="16"/>general_matrix(i, j) -= general_matrix(k, j) * c;</text:p>
            <text:p text:style-name="P11"><text:s text:c="8"/>}</text:p>
            <text:p text:style-name="P11"><text:s text:c="4"/>}</text:p>
            <text:p text:style-name="P11"><text:s text:c="4"/></text:p>
            <text:p text:style-name="P11"><text:s text:c="4"/>for (int i = 0; i &lt; n; ++i)</text:p>
            <text:p text:style-name="P11"><text:s text:c="8"/>for (int j = 0; j &lt; n; ++j)</text:p>
            <text:p text:style-name="P11"><text:s text:c="12"/>inverse_matrix(i, j) = general_matrix(i, j + n);</text:p>
            <text:p text:style-name="P11"/>
            <text:p text:style-name="P11"><text:tab/>return inverse_matrix;</text:p>
            <text:p text:style-name="P11">}</text:p>
            <text:p text:style-name="P11"/>
            <text:p text:style-name="P11">double Matrix::calculate_determinant() const {</text:p>
            <text:p text:style-name="P11"><text:tab/>double determinant = 1.0;</text:p>
            <text:p text:style-name="P11"><text:tab/>size_t n = rows_;</text:p>
            <text:p text:style-name="P11"><text:tab/></text:p>
            <text:p text:style-name="P11"><text:tab/>Matrix matrix(*this);</text:p>
            <text:p text:style-name="P11"><text:tab/></text:p>
            <text:p text:style-name="P11"><text:tab/>for (int k = 0; k &lt; n; ++k) {</text:p>
            <text:p text:style-name="P11"><text:s text:c="8"/>double kk = matrix(k, k);</text:p>
            <text:p text:style-name="P11"/>
            <text:p text:style-name="P11"><text:s text:c="8"/>for (int i = k + 1; i &lt; n; ++i) {</text:p>
            <text:p text:style-name="P11"><text:s text:c="12"/>double c;</text:p>
            <text:p text:style-name="P11"><text:s text:c="12"/>if (matrix(k, k) != 0)</text:p>
            <text:p text:style-name="P11"><text:s text:c="16"/>c = matrix(i, k) / matrix(k, k);</text:p>
            <text:p text:style-name="P11"><text:s text:c="12"/></text:p>
            <text:p text:style-name="P11"><text:s text:c="12"/>for (int j = 0; j &lt; n; ++j)</text:p>
            <text:p text:style-name="P11"><text:s text:c="16"/>matrix(i, j) -= matrix(k, j) * c;</text:p>
            <text:p text:style-name="P11"><text:s text:c="8"/>}</text:p>
            <text:p text:style-name="P11"><text:s text:c="4"/>}</text:p>
            <text:p text:style-name="P11"><text:tab/></text:p>
            <text:p text:style-name="P11"><text:tab/>for (int i = 0; i &lt; n; ++i)</text:p>
            <text:p text:style-name="P11"><text:tab/><text:tab/>determinant *= matrix(i, i);</text:p>
            <text:p text:style-name="P11"><text:tab/></text:p>
            <text:p text:style-name="P11"><text:tab/>return determinant;</text:p>
            <text:p text:style-name="P11">}</text:p>
            <text:p text:style-name="P11"><text:soft-page-break/><text:tab/></text:p>
            <text:p text:style-name="P11">void Matrix::fill_random_values() {</text:p>
            <text:p text:style-name="P11"><text:tab/>for (size_t i = 0; i &lt; rows_; ++i)</text:p>
            <text:p text:style-name="P11"><text:tab/><text:tab/>for (size_t j = 0; j &lt; cols_; ++j)</text:p>
            <text:p text:style-name="P11"><text:tab/><text:tab/><text:tab/>data_[i][j] = rand();</text:p>
            <text:p text:style-name="P11">}</text:p>
            <text:p text:style-name="P11"><text:tab/></text:p>
            <text:p text:style-name="P11">std::ostream&amp; operator&lt;&lt;(std::ostream&amp; os, const Matrix&amp; matrix) {</text:p>
            <text:p text:style-name="P11"><text:tab/>for (size_t i = 0; i &lt; matrix.rows_; ++i) {</text:p>
            <text:p text:style-name="P11"><text:tab/><text:tab/>for (size_t j = 0; j &lt; matrix.cols_; ++j)</text:p>
            <text:p text:style-name="P11"><text:tab/><text:tab/><text:tab/>std::cout &lt;&lt; matrix(i, j) &lt;&lt; ' ';</text:p>
            <text:p text:style-name="P11"><text:tab/><text:tab/>std::cout &lt;&lt; '\n';</text:p>
            <text:p text:style-name="P11"><text:tab/>}</text:p>
            <text:p text:style-name="P11"><text:tab/></text:p>
            <text:p text:style-name="P11"><text:tab/>return os;</text:p>
            <text:p text:style-name="P11">}</text:p>
            <text:p text:style-name="P11"/>
            <text:p text:style-name="P11">std::istream&amp; operator&gt;&gt;(std::istream&amp; is, Matrix&amp; matrix) {</text:p>
            <text:p text:style-name="P11"><text:tab/>for (size_t i = 0; i &lt; matrix.rows_; ++i)</text:p>
            <text:p text:style-name="P11"><text:tab/><text:tab/>for (size_t j = 0; j &lt; matrix.cols_; ++j)</text:p>
            <text:p text:style-name="P11"><text:tab/><text:tab/><text:tab/>is &gt;&gt; matrix(i, j);</text:p>
            <text:p text:style-name="P11"><text:tab/></text:p>
            <text:p text:style-name="P11"><text:tab/>return is;</text:p>
            <text:p text:style-name="P11">}</text:p>
          </table:table-cell>
        </table:table-row>
      </table:table>
      <text:p text:style-name="P17"/>
      <text:p text:style-name="P17"/>
      <text:p text:style-name="P18">Приложение Б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0">#include "Matrix.h"</text:p>
            <text:p text:style-name="P20"/>
            <text:p text:style-name="P20">Matrix::Matrix(size_t rows, size_t cols, double init_val) : data_(init_val, rows * cols), rows_(rows), cols_(cols) {}</text:p>
            <text:p text:style-name="P20"/>
            <text:p text:style-name="P20">Matrix::Matrix(const Matrix&amp; other) : data_(other.data_), rows_(other.rows_), cols_(other.cols_) {}</text:p>
            <text:p text:style-name="P20"/>
            <text:p text:style-name="P20">double Matrix::operator()(size_t row, size_t col) const {</text:p>
            <text:p text:style-name="P20"><text:tab/>return data_[row * cols_ + col];</text:p>
            <text:p text:style-name="P20">}</text:p>
            <text:p text:style-name="P20"/>
            <text:p text:style-name="P20">double&amp; Matrix::operator()(size_t row, size_t col) {</text:p>
            <text:p text:style-name="P20"><text:tab/>return data_[row * cols_ + col];</text:p>
            <text:p text:style-name="P20">}</text:p>
            <text:p text:style-name="P20"/>
            <text:p text:style-name="P20">Matrix&amp; Matrix::operator=(const Matrix&amp; other) {</text:p>
            <text:p text:style-name="P20"><text:tab/>if (this != &amp;other) {</text:p>
            <text:p text:style-name="P20"><text:s text:c="8"/>data_ = other.data_;</text:p>
            <text:p text:style-name="P20"><text:s text:c="8"/>rows_ = other.rows_;</text:p>
            <text:p text:style-name="P20"><text:s text:c="8"/>cols_ = other.cols_;</text:p>
            <text:p text:style-name="P20"><text:s text:c="4"/>}</text:p>
            <text:p text:style-name="P20"><text:tab/></text:p>
            <text:p text:style-name="P20"><text:s text:c="4"/>return *this;</text:p>
            <text:p text:style-name="P20">}</text:p>
            <text:p text:style-name="P20"><text:tab/></text:p>
            <text:p text:style-name="P20">Matrix Matrix::operator+(const Matrix&amp; other) const {</text:p>
            <text:p text:style-name="P20"><text:tab/>if (rows_ != other.rows_ || cols_ != other.cols_)</text:p>
            <text:p text:style-name="P20"><text:tab/><text:tab/>throw std::invalid_argument("Dimension's dismatch.");</text:p>
            <text:p text:style-name="P20"><text:tab/></text:p>
            <text:p text:style-name="P20"><text:tab/>Matrix res(rows_, cols_);</text:p>
            <text:p text:style-name="P20"><text:tab/>res.data_ = data_ + other.data_;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Matrix Matrix::operator-(const Matrix&amp; other) const {</text:p>
            <text:p text:style-name="P20"><text:tab/>if (rows_ != other.rows_ || cols_ != other.cols_)</text:p>
            <text:p text:style-name="P20"><text:tab/><text:tab/>throw std::invalid_argument("Dimension's dismatch.");</text:p>
            <text:p text:style-name="P20"><text:tab/></text:p>
            <text:p text:style-name="P20"><text:tab/>Matrix res(rows_, cols_);</text:p>
            <text:p text:style-name="P20"><text:tab/>res.data_ = data_ - other.data_;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Matrix Matrix::operator*(const Matrix&amp; other) const {</text:p>
            <text:p text:style-name="P20"><text:tab/>if (cols_ != other.rows_)</text:p>
            <text:p text:style-name="P20"><text:tab/><text:tab/>throw std::invalid_argument("Dimension's dismatch.");</text:p>
            <text:p text:style-name="P20"><text:tab/></text:p>
            <text:p text:style-name="P20"><text:tab/>Matrix res(rows_, other.cols_);</text:p>
            <text:p text:style-name="P20"><text:tab/>Matrix oth_t = other.transpose();</text:p>
            <text:p text:style-name="P20"><text:tab/></text:p>
            <text:p text:style-name="P20"><text:tab/>for (size_t i = 0; i &lt; rows_; ++i) {</text:p>
            <text:p text:style-name="P20"><text:s text:c="8"/>std::slice row_slice_i(i * cols_, cols_, 1);</text:p>
            <text:p text:style-name="P20"><text:s text:c="8"/>std::valarray&lt;double&gt; row_i = data_[row_slice_i];</text:p>
            <text:p text:style-name="P20"><text:s text:c="8"/></text:p>
            <text:p text:style-name="P20"><text:s text:c="8"/>for (size_t j = 0; j &lt; other.cols_; ++j) {</text:p>
            <text:p text:style-name="P20"><text:s text:c="12"/>std::slice row_slice_j(j * other.rows_, other.rows_, 1);</text:p>
            <text:p text:style-name="P20"><text:s text:c="12"/>std::valarray&lt;double&gt; row_j = oth_t.data_[row_slice_j];</text:p>
            <text:p text:style-name="P20"><text:soft-page-break/><text:s text:c="12"/>res(i, j) = (row_i * row_j).sum();</text:p>
            <text:p text:style-name="P20"><text:s text:c="8"/>}</text:p>
            <text:p text:style-name="P20"><text:s text:c="4"/>}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Matrix Matrix::operator*(double scalar) const {</text:p>
            <text:p text:style-name="P20"><text:tab/>Matrix res(rows_, cols_);</text:p>
            <text:p text:style-name="P20"><text:tab/>res.data_ = data_ * scalar;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Matrix Matrix::create_identity_matrix(size_t n) {</text:p>
            <text:p text:style-name="P20"><text:tab/>Matrix identitity_matrix(n, n);</text:p>
            <text:p text:style-name="P20"><text:tab/>for (int i = 0; i &lt; n; ++i)</text:p>
            <text:p text:style-name="P20"><text:tab/><text:tab/>identitity_matrix(i, i) = 1.0;</text:p>
            <text:p text:style-name="P20"><text:tab/></text:p>
            <text:p text:style-name="P20"><text:tab/>return identitity_matrix;</text:p>
            <text:p text:style-name="P20">}</text:p>
            <text:p text:style-name="P20"/>
            <text:p text:style-name="P20">Matrix Matrix::create_general_matrix(Matrix&amp; identity_matrix, size_t n) {</text:p>
            <text:p text:style-name="P20"><text:s text:c="4"/>Matrix general_matrix(n, 2 * n); </text:p>
            <text:p text:style-name="P20"/>
            <text:p text:style-name="P20"><text:s text:c="4"/>for (size_t i = 0; i &lt; n; ++i) {</text:p>
            <text:p text:style-name="P20"><text:s text:c="8"/>std::slice src_slice(i * cols_, n, 1);</text:p>
            <text:p text:style-name="P20"><text:s text:c="8"/>std::slice dest_slice(i * general_matrix.cols_, n, 1);</text:p>
            <text:p text:style-name="P20"><text:s text:c="8"/>general_matrix.data_[dest_slice] = data_[src_slice];</text:p>
            <text:p text:style-name="P20"><text:s text:c="8"/></text:p>
            <text:p text:style-name="P20"><text:s text:c="8"/>std::slice ident_slice(i * identity_matrix.cols_, n, 1);</text:p>
            <text:p text:style-name="P20"><text:s text:c="8"/>std::slice dest_ident_slice(i * general_matrix.cols_ + n, n, 1);</text:p>
            <text:p text:style-name="P20"><text:s text:c="8"/>general_matrix.data_[dest_ident_slice] = identity_matrix.data_[ident_slice];</text:p>
            <text:p text:style-name="P20"><text:s text:c="4"/>}</text:p>
            <text:p text:style-name="P20"><text:tab/></text:p>
            <text:p text:style-name="P20"><text:s text:c="4"/>return general_matrix;</text:p>
            <text:p text:style-name="P20">}</text:p>
            <text:p text:style-name="P20"><text:tab/></text:p>
            <text:p text:style-name="P20">Matrix Matrix::transpose() const {</text:p>
            <text:p text:style-name="P20"><text:tab/>Matrix res(cols_, rows_);</text:p>
            <text:p text:style-name="P20"><text:tab/></text:p>
            <text:p text:style-name="P20"><text:tab/>std::valarray&lt;size_t&gt; lengths = {rows_, cols_};</text:p>
            <text:p text:style-name="P20"><text:s text:c="4"/>std::valarray&lt;size_t&gt; strides = {1, rows_};</text:p>
            <text:p text:style-name="P20"><text:s text:c="4"/>std::gslice gsl(0, lengths, strides);</text:p>
            <text:p text:style-name="P20"><text:s text:c="4"/></text:p>
            <text:p text:style-name="P20"><text:s text:c="4"/>res.data_[std::slice(0, rows_ * cols_, 1)] = data_[gsl];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Matrix Matrix::inverse() const {</text:p>
            <text:p text:style-name="P20"><text:tab/>if (rows_ != cols_)</text:p>
            <text:p text:style-name="P20"><text:tab/><text:tab/>throw std::invalid_argument("Matrix must be square.");</text:p>
            <text:p text:style-name="P20"><text:tab/></text:p>
            <text:p text:style-name="P20"><text:tab/>size_t n = rows_;</text:p>
            <text:p text:style-name="P20"><text:tab/></text:p>
            <text:p text:style-name="P20"><text:tab/>Matrix matrix(*this);<text:tab/></text:p>
            <text:p text:style-name="P20"><text:tab/>Matrix inverse_matrix = matrix.create_identity_matrix(n);</text:p>
            <text:p text:style-name="P20"><text:tab/>Matrix general_matrix = matrix.create_general_matrix(inverse_matrix, n);</text:p>
            <text:p text:style-name="P20"><text:tab/></text:p>
            <text:p text:style-name="P20"><text:tab/>for (size_t k = 0; k &lt; n; ++k) {</text:p>
            <text:p text:style-name="P20"><text:soft-page-break/><text:s text:c="8"/>double kk = matrix(k, k);</text:p>
            <text:p text:style-name="P20"><text:s text:c="8"/>if (matrix(k, k) != 0) {</text:p>
            <text:p text:style-name="P20"><text:s text:c="12"/>std::slice row_slice(k * general_matrix.cols_, general_matrix.cols_, 1);</text:p>
            <text:p text:style-name="P20"><text:tab/><text:tab/><text:tab/>std::valarray&lt;double&gt; row = general_matrix.data_[row_slice];</text:p>
            <text:p text:style-name="P20"><text:s text:c="12"/>general_matrix.data_[row_slice] = row / kk;</text:p>
            <text:p text:style-name="P20"><text:s text:c="8"/>}</text:p>
            <text:p text:style-name="P20"/>
            <text:p text:style-name="P20"><text:s text:c="8"/>for (size_t i = k + 1; i &lt; n; ++i) {</text:p>
            <text:p text:style-name="P20"><text:s text:c="12"/>double c;</text:p>
            <text:p text:style-name="P20"><text:s text:c="12"/>if (general_matrix(k, k) != 0)</text:p>
            <text:p text:style-name="P20"><text:s text:c="16"/>c = general_matrix(i, k) / general_matrix(k, k);</text:p>
            <text:p text:style-name="P20"><text:s text:c="12"/></text:p>
            <text:p text:style-name="P20"><text:s text:c="12"/>std::slice row_slice(i * general_matrix.cols_, general_matrix.cols_, 1);</text:p>
            <text:p text:style-name="P20"><text:s text:c="12"/>std::slice kk_row_slice(k * general_matrix.cols_, general_matrix.cols_, 1);</text:p>
            <text:p text:style-name="P20"><text:tab/><text:tab/><text:tab/></text:p>
            <text:p text:style-name="P20"><text:tab/><text:tab/><text:tab/>std::valarray&lt;double&gt; row = general_matrix.data_[row_slice];</text:p>
            <text:p text:style-name="P20"><text:tab/><text:tab/><text:tab/>std::valarray&lt;double&gt; kk_row = general_matrix.data_[kk_row_slice];</text:p>
            <text:p text:style-name="P20"><text:tab/><text:tab/><text:tab/></text:p>
            <text:p text:style-name="P20"><text:s text:c="12"/>general_matrix.data_[row_slice] = row - kk_row * c;</text:p>
            <text:p text:style-name="P20"><text:s text:c="8"/>}</text:p>
            <text:p text:style-name="P20"/>
            <text:p text:style-name="P20"><text:s text:c="8"/>for (size_t i = 0; i &lt; n; ++i)</text:p>
            <text:p text:style-name="P20"><text:s text:c="12"/>for (size_t j = 0; j &lt; n; ++j)</text:p>
            <text:p text:style-name="P20"><text:s text:c="16"/>matrix(i, j) = general_matrix(i, j);</text:p>
            <text:p text:style-name="P20"><text:s text:c="4"/>}</text:p>
            <text:p text:style-name="P20"/>
            <text:p text:style-name="P20"><text:s text:c="4"/>for (int k = n - 1; k &gt;= 0; --k) {</text:p>
            <text:p text:style-name="P20"><text:s text:c="8"/>double kk = general_matrix(k, k);</text:p>
            <text:p text:style-name="P20"><text:s text:c="8"/>if (kk != 0) {</text:p>
            <text:p text:style-name="P20"><text:s text:c="12"/>std::slice row_slice(k * general_matrix.cols_, general_matrix.cols_, 1);</text:p>
            <text:p text:style-name="P20"><text:tab/><text:tab/><text:tab/>std::valarray&lt;double&gt; row = general_matrix.data_[row_slice];</text:p>
            <text:p text:style-name="P20"><text:s text:c="12"/>general_matrix.data_[row_slice] = row / kk;</text:p>
            <text:p text:style-name="P20"><text:s text:c="8"/>}</text:p>
            <text:p text:style-name="P20"/>
            <text:p text:style-name="P20"><text:s text:c="8"/>for (int i = k - 1; i &gt;= 0; --i) {</text:p>
            <text:p text:style-name="P20"><text:s text:c="12"/>double c = general_matrix(i, k) / general_matrix(k, k);</text:p>
            <text:p text:style-name="P20"><text:s text:c="12"/>if (general_matrix(k, k) != 0)</text:p>
            <text:p text:style-name="P20"><text:s text:c="16"/>c = general_matrix(i, k) / general_matrix(k, k);</text:p>
            <text:p text:style-name="P20"><text:s text:c="12"/></text:p>
            <text:p text:style-name="P20"><text:s text:c="12"/>std::slice row_slice(i * general_matrix.cols_, general_matrix.cols_, 1);</text:p>
            <text:p text:style-name="P20"><text:s text:c="12"/>std::slice kk_row_slice(k * general_matrix.cols_, general_matrix.cols_, 1);</text:p>
            <text:p text:style-name="P20"><text:tab/><text:tab/><text:tab/></text:p>
            <text:p text:style-name="P20"><text:tab/><text:tab/><text:tab/>std::valarray&lt;double&gt; row = general_matrix.data_[row_slice];</text:p>
            <text:p text:style-name="P20"><text:tab/><text:tab/><text:tab/>std::valarray&lt;double&gt; kk_row = general_matrix.data_[kk_row_slice];</text:p>
            <text:p text:style-name="P20"><text:tab/><text:tab/><text:tab/></text:p>
            <text:p text:style-name="P20"><text:s text:c="12"/>general_matrix.data_[row_slice] = row - kk_row * c;</text:p>
            <text:p text:style-name="P20"><text:s text:c="8"/>}</text:p>
            <text:p text:style-name="P20"><text:s text:c="4"/>}</text:p>
            <text:p text:style-name="P20"><text:s text:c="4"/></text:p>
            <text:p text:style-name="P20"><text:s text:c="4"/>for (size_t i = 0; i &lt; n; ++i) {</text:p>
            <text:p text:style-name="P20"><text:tab/><text:tab/>std::slice src(i * general_matrix.cols_ + n, n, 1);</text:p>
            <text:p text:style-name="P20"><text:tab/><text:tab/>std::slice dest(i * n, n, 1);</text:p>
            <text:p text:style-name="P20"><text:tab/><text:tab/>inverse_matrix.data_[dest] = general_matrix.data_[src];</text:p>
            <text:p text:style-name="P20"><text:tab/>}</text:p>
            <text:p text:style-name="P20"/>
            <text:p text:style-name="P20"><text:tab/>return inverse_matrix;</text:p>
            <text:p text:style-name="P20">}</text:p>
            <text:p text:style-name="P20"/>
            <text:p text:style-name="P20">double Matrix::calculate_determinant() const {</text:p>
            <text:p text:style-name="P20"><text:tab/>double determinant = 1.0;</text:p>
            <text:p text:style-name="P20"><text:tab/>size_t n = rows_;</text:p>
            <text:p text:style-name="P20"><text:soft-page-break/><text:tab/></text:p>
            <text:p text:style-name="P20"><text:tab/>Matrix matrix(*this);</text:p>
            <text:p text:style-name="P20"><text:tab/></text:p>
            <text:p text:style-name="P20"><text:tab/>for (int k = 0; k &lt; n; ++k) {</text:p>
            <text:p text:style-name="P20"><text:s text:c="8"/>double kk = matrix(k, k);</text:p>
            <text:p text:style-name="P20"/>
            <text:p text:style-name="P20"><text:s text:c="8"/>for (int i = k + 1; i &lt; n; ++i) {</text:p>
            <text:p text:style-name="P20"><text:s text:c="12"/>double c;</text:p>
            <text:p text:style-name="P20"><text:s text:c="12"/>if (matrix(k, k) != 0)</text:p>
            <text:p text:style-name="P20"><text:s text:c="16"/>c = matrix(i, k) / matrix(k, k);</text:p>
            <text:p text:style-name="P20"><text:s text:c="12"/></text:p>
            <text:p text:style-name="P20"><text:s text:c="12"/>for (int j = 0; j &lt; n; ++j)</text:p>
            <text:p text:style-name="P20"><text:s text:c="16"/>matrix(i, j) -= matrix(k, j) * c;</text:p>
            <text:p text:style-name="P20"><text:s text:c="8"/>}</text:p>
            <text:p text:style-name="P20"><text:s text:c="4"/>}</text:p>
            <text:p text:style-name="P20"><text:tab/></text:p>
            <text:p text:style-name="P20"><text:tab/>for (int i = 0; i &lt; n; ++i)</text:p>
            <text:p text:style-name="P20"><text:tab/><text:tab/>determinant *= matrix(i, i);</text:p>
            <text:p text:style-name="P20"><text:tab/></text:p>
            <text:p text:style-name="P20"><text:tab/>return determinant;</text:p>
            <text:p text:style-name="P20">}</text:p>
            <text:p text:style-name="P20"><text:tab/></text:p>
            <text:p text:style-name="P20">void Matrix::fill_random_values() {</text:p>
            <text:p text:style-name="P20"><text:tab/>for (size_t i = 0; i &lt; rows_ * cols_; ++i)</text:p>
            <text:p text:style-name="P20"><text:tab/><text:tab/>data_[i] = rand();</text:p>
            <text:p text:style-name="P20">}</text:p>
            <text:p text:style-name="P20"><text:tab/></text:p>
            <text:p text:style-name="P20">std::ostream&amp; operator&lt;&lt;(std::ostream&amp; os, const Matrix&amp; matrix) {</text:p>
            <text:p text:style-name="P20"><text:tab/>for (size_t i = 0; i &lt; matrix.rows_; ++i) {</text:p>
            <text:p text:style-name="P20"><text:tab/><text:tab/>for (size_t j = 0; j &lt; matrix.cols_; ++j)</text:p>
            <text:p text:style-name="P20"><text:tab/><text:tab/><text:tab/>std::cout &lt;&lt; matrix(i, j) &lt;&lt; ' ';</text:p>
            <text:p text:style-name="P20"><text:tab/><text:tab/>std::cout &lt;&lt; '\n';</text:p>
            <text:p text:style-name="P20"><text:tab/>}</text:p>
            <text:p text:style-name="P20"><text:tab/></text:p>
            <text:p text:style-name="P20"><text:tab/>return os;</text:p>
            <text:p text:style-name="P20">}</text:p>
            <text:p text:style-name="P20"/>
            <text:p text:style-name="P20">std::istream&amp; operator&gt;&gt;(std::istream&amp; is, Matrix&amp; matrix) {</text:p>
            <text:p text:style-name="P20"><text:tab/>for (size_t i = 0; i &lt; matrix.rows_; ++i)</text:p>
            <text:p text:style-name="P20"><text:tab/><text:tab/>for (size_t j = 0; j &lt; matrix.cols_; ++j)</text:p>
            <text:p text:style-name="P20"><text:tab/><text:tab/><text:tab/>is &gt;&gt; matrix(i, j);</text:p>
            <text:p text:style-name="P20"><text:tab/></text:p>
            <text:p text:style-name="P20"><text:tab/>return is;</text:p>
            <text:p text:style-name="P20">}</text:p>
          </table:table-cell>
        </table:table-row>
      </table:table>
      <text:p text:style-name="P17"/>
      <text:p text:style-name="P17"/>
      <text:p text:style-name="P18">Приложение В</text:p>
      <text:p text:style-name="P17"/>
      <table:table table:name="Table8" table:style-name="Table8">
        <table:table-column table:style-name="Table8.A"/>
        <table:table-row>
          <table:table-cell table:style-name="Table8.A1" office:value-type="string">
            <text:p text:style-name="P20">#include "Matrix.h"</text:p>
            <text:p text:style-name="P20"/>
            <text:p text:style-name="P20">double* Matrix::aligned_alloc(size_t size) {</text:p>
            <text:p text:style-name="P20"><text:tab/>size_t alignment = 32;</text:p>
            <text:p text:style-name="P20"><text:tab/>void* ptr = std::aligned_alloc(alignment, size * sizeof(double));</text:p>
            <text:p text:style-name="P20"><text:tab/></text:p>
            <text:p text:style-name="P20"><text:tab/>return reinterpret_cast&lt;double*&gt;(ptr);</text:p>
            <text:p text:style-name="P20">}</text:p>
            <text:p text:style-name="P20"/>
            <text:p text:style-name="P20">void Matrix::aligned_dealloc(double* ptr) {</text:p>
            <text:p text:style-name="P20"><text:tab/>std::free(ptr);</text:p>
            <text:p text:style-name="P20">}</text:p>
            <text:p text:style-name="P20"/>
            <text:p text:style-name="P20">size_t calculate_padding(size_t cols) {</text:p>
            <text:p text:style-name="P20"><text:tab/>return (cols % 4 == 0) ? cols : cols + 4 - cols % 4;</text:p>
            <text:p text:style-name="P20">}</text:p>
            <text:p text:style-name="P20"/>
            <text:p text:style-name="P20">Matrix::Matrix(size_t rows, size_t cols, double init_val) : data_(nullptr, aligned_dealloc), rows_(rows),</text:p>
            <text:p text:style-name="P20"><text:tab/><text:tab/><text:tab/><text:tab/>cols_(cols), padded_cols_(calculate_padding(cols)) {</text:p>
            <text:p text:style-name="P20"><text:tab/>double* data = aligned_alloc(rows_ * padded_cols_);</text:p>
            <text:p text:style-name="P20"><text:tab/>data_.reset(std::assume_aligned&lt;32&gt;(data));</text:p>
            <text:p text:style-name="P20"/>
            <text:p text:style-name="P20"><text:tab/>for (size_t i = 0; i &lt; rows_; ++i)</text:p>
            <text:p text:style-name="P20"><text:tab/><text:tab/>#pragma omp simd</text:p>
            <text:p text:style-name="P20"><text:tab/><text:tab/>for (size_t j = 0; j &lt; padded_cols_; ++j)</text:p>
            <text:p text:style-name="P20"><text:tab/><text:tab/><text:tab/>data_[i * padded_cols_ + j] = init_val;</text:p>
            <text:p text:style-name="P20"><text:tab/>#if 0<text:tab/></text:p>
            <text:p text:style-name="P20"><text:tab/>std::cout &lt;&lt; reinterpret_cast&lt;uintptr_t&gt;(&amp;(*this)(0, 0)) % 32 &lt;&lt; '\n';</text:p>
            <text:p text:style-name="P20"><text:tab/>std::cout &lt;&lt; reinterpret_cast&lt;uintptr_t&gt;(&amp;(*this)(1, 0)) % 32 &lt;&lt; '\n';</text:p>
            <text:p text:style-name="P20"><text:tab/>std::cout &lt;&lt; reinterpret_cast&lt;uintptr_t&gt;(&amp;(*this)(2, 0)) % 32 &lt;&lt; '\n';</text:p>
            <text:p text:style-name="P20"><text:tab/>#endif</text:p>
            <text:p text:style-name="P20">}</text:p>
            <text:p text:style-name="P20"/>
            <text:p text:style-name="P20">Matrix::Matrix(const Matrix&amp; other) </text:p>
            <text:p text:style-name="P20"><text:s text:c="4"/>: data_(nullptr, aligned_dealloc),</text:p>
            <text:p text:style-name="P20"><text:s text:c="6"/>rows_(other.rows_), </text:p>
            <text:p text:style-name="P20"><text:s text:c="6"/>cols_(other.cols_), </text:p>
            <text:p text:style-name="P20"><text:s text:c="6"/>padded_cols_(other.padded_cols_) {</text:p>
            <text:p text:style-name="P20"><text:s text:c="4"/></text:p>
            <text:p text:style-name="P20"><text:s text:c="4"/>double* data = aligned_alloc(rows_ * padded_cols_);</text:p>
            <text:p text:style-name="P20"><text:s text:c="4"/>data_.reset(std::assume_aligned&lt;32&gt;(data));</text:p>
            <text:p text:style-name="P20"><text:s text:c="4"/></text:p>
            <text:p text:style-name="P20"><text:s text:c="4"/>for (size_t i = 0; i &lt; rows_; ++i)</text:p>
            <text:p text:style-name="P20"><text:tab/><text:tab/>#pragma omp simd</text:p>
            <text:p text:style-name="P20"><text:s text:c="8"/>for (size_t j = 0; j &lt; padded_cols_; ++j)</text:p>
            <text:p text:style-name="P20"><text:s text:c="12"/>data_[i * padded_cols_ + j] = other.data_[i * padded_cols_ + j];</text:p>
            <text:p text:style-name="P20">}</text:p>
            <text:p text:style-name="P20"/>
            <text:p text:style-name="P20">double Matrix::operator()(size_t row, size_t col) const {</text:p>
            <text:p text:style-name="P20"><text:tab/>return data_[row * padded_cols_ + col];</text:p>
            <text:p text:style-name="P20">}</text:p>
            <text:p text:style-name="P20"/>
            <text:p text:style-name="P20">double&amp; Matrix::operator()(size_t row, size_t col) {</text:p>
            <text:p text:style-name="P20"><text:tab/>return data_[row * padded_cols_ + col];</text:p>
            <text:p text:style-name="P20">}</text:p>
            <text:p text:style-name="P20"/>
            <text:p text:style-name="P20">Matrix&amp; Matrix::operator=(const Matrix&amp; other) {</text:p>
            <text:p text:style-name="P20"><text:s text:c="4"/>if (this != &amp;other) {</text:p>
            <text:p text:style-name="P20"><text:soft-page-break/><text:s text:c="8"/>rows_ = other.rows_;</text:p>
            <text:p text:style-name="P20"><text:s text:c="8"/>cols_ = other.cols_;</text:p>
            <text:p text:style-name="P20"><text:s text:c="8"/>padded_cols_ = other.padded_cols_;</text:p>
            <text:p text:style-name="P20"><text:s text:c="8"/></text:p>
            <text:p text:style-name="P20"><text:s text:c="8"/>double* data = aligned_alloc(rows_ * padded_cols_);</text:p>
            <text:p text:style-name="P20"><text:s text:c="8"/>data_.reset(std::assume_aligned&lt;32&gt;(data));</text:p>
            <text:p text:style-name="P20"><text:s text:c="7"/></text:p>
            <text:p text:style-name="P20"><text:s text:c="8"/>for (size_t i = 0; i &lt; rows_; ++i)</text:p>
            <text:p text:style-name="P20"><text:tab/><text:tab/><text:tab/>#pragma omp simd</text:p>
            <text:p text:style-name="P20"><text:s text:c="12"/>for (size_t j = 0; j &lt; padded_cols_; ++j)</text:p>
            <text:p text:style-name="P20"><text:s text:c="16"/>data_[i * padded_cols_ + j] = other.data_[i * padded_cols_ + j];</text:p>
            <text:p text:style-name="P20"><text:s text:c="4"/>}</text:p>
            <text:p text:style-name="P20"><text:s text:c="4"/>return *this;</text:p>
            <text:p text:style-name="P20">}</text:p>
            <text:p text:style-name="P20"><text:tab/></text:p>
            <text:p text:style-name="P20">Matrix Matrix::operator+(const Matrix&amp; other) const {</text:p>
            <text:p text:style-name="P20"><text:tab/>if (rows_ != other.rows_ || cols_ != other.cols_)</text:p>
            <text:p text:style-name="P20"><text:tab/><text:tab/>throw std::invalid_argument("Dimension's dismatch.");</text:p>
            <text:p text:style-name="P20"><text:tab/></text:p>
            <text:p text:style-name="P20"><text:tab/>Matrix res(rows_, cols_);</text:p>
            <text:p text:style-name="P20"/>
            <text:p text:style-name="P20"><text:tab/>for (size_t i = 0; i &lt; rows_; ++i)</text:p>
            <text:p text:style-name="P20"><text:tab/><text:tab/>#pragma omp simd</text:p>
            <text:p text:style-name="P20"><text:tab/><text:tab/>for (size_t j = 0; j &lt; cols_; ++j)</text:p>
            <text:p text:style-name="P20"><text:tab/><text:tab/><text:tab/>res(i, j) = (*this)(i, j) + other(i, j);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Matrix Matrix::operator-(const Matrix&amp; other) const {</text:p>
            <text:p text:style-name="P20"><text:tab/>if (rows_ != other.rows_ || cols_ != other.cols_)</text:p>
            <text:p text:style-name="P20"><text:tab/><text:tab/>throw std::invalid_argument("Dimension's dismatch.");</text:p>
            <text:p text:style-name="P20"><text:tab/></text:p>
            <text:p text:style-name="P20"><text:tab/>Matrix res(rows_, cols_);</text:p>
            <text:p text:style-name="P20"/>
            <text:p text:style-name="P20"><text:tab/>for (size_t i = 0; i &lt; rows_; ++i)</text:p>
            <text:p text:style-name="P20"><text:tab/><text:tab/>#pragma omp simd</text:p>
            <text:p text:style-name="P20"><text:tab/><text:tab/>for (size_t j = 0; j &lt; cols_; ++j)</text:p>
            <text:p text:style-name="P20"><text:tab/><text:tab/><text:tab/>res(i, j) = (*this)(i, j) - other(i, j);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Matrix Matrix::operator*(const Matrix&amp; other) const {</text:p>
            <text:p text:style-name="P20"><text:tab/>if (cols_ != other.rows_)</text:p>
            <text:p text:style-name="P20"><text:tab/><text:tab/>throw std::invalid_argument("Dimension's dismatch.");</text:p>
            <text:p text:style-name="P20"><text:tab/></text:p>
            <text:p text:style-name="P20"><text:tab/>Matrix res(rows_, other.cols_);</text:p>
            <text:p text:style-name="P20"/>
            <text:p text:style-name="P20"><text:tab/>for (size_t i = 0; i &lt; rows_; ++i)</text:p>
            <text:p text:style-name="P20"><text:tab/><text:tab/>for (size_t j = 0; j &lt; other.cols_; ++j) {</text:p>
            <text:p text:style-name="P20"><text:tab/><text:tab/><text:tab/>double sum = 0.0;</text:p>
            <text:p text:style-name="P20"><text:tab/><text:tab/><text:tab/>#pragma omp simd</text:p>
            <text:p text:style-name="P20"><text:tab/><text:tab/><text:tab/>for (size_t k = 0; k &lt; cols_; ++k)</text:p>
            <text:p text:style-name="P20"><text:tab/><text:tab/><text:tab/><text:tab/>sum += (*this)(i, k) * other(k, j);</text:p>
            <text:p text:style-name="P20"><text:tab/><text:tab/><text:tab/>res(i, j) = sum;</text:p>
            <text:p text:style-name="P20"><text:tab/><text:tab/>}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<text:soft-page-break/>Matrix Matrix::operator*(double scalar) const {</text:p>
            <text:p text:style-name="P20"><text:tab/>Matrix res(rows_, cols_);</text:p>
            <text:p text:style-name="P20"/>
            <text:p text:style-name="P20"><text:tab/>for (size_t i = 0; i &lt; rows_; ++i)</text:p>
            <text:p text:style-name="P20"><text:tab/><text:tab/>#pragma omp simd</text:p>
            <text:p text:style-name="P20"><text:tab/><text:tab/>for (size_t j = 0; j &lt; cols_; ++j)</text:p>
            <text:p text:style-name="P20"><text:tab/><text:tab/><text:tab/>res(i, j) = (*this)(i, j) * scalar;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Matrix Matrix::create_identity_matrix(size_t n) {</text:p>
            <text:p text:style-name="P20"><text:tab/>Matrix identitity_matrix(n, n);</text:p>
            <text:p text:style-name="P20"/>
            <text:p text:style-name="P20"><text:tab/>for (int i = 0; i &lt; n; ++i)</text:p>
            <text:p text:style-name="P20"><text:tab/><text:tab/>identitity_matrix(i, i) = 1.0;</text:p>
            <text:p text:style-name="P20"><text:tab/></text:p>
            <text:p text:style-name="P20"><text:tab/>return identitity_matrix;</text:p>
            <text:p text:style-name="P20">}</text:p>
            <text:p text:style-name="P20"/>
            <text:p text:style-name="P20">Matrix Matrix::create_general_matrix(Matrix&amp; identity_matrix, size_t n) {</text:p>
            <text:p text:style-name="P20"><text:s text:c="4"/>Matrix general_matrix(n, 2 * n); </text:p>
            <text:p text:style-name="P20"/>
            <text:p text:style-name="P20"><text:s text:c="4"/>for (int i = 0; i &lt; n; ++i)</text:p>
            <text:p text:style-name="P20"><text:tab/><text:tab/>#pragma omp simd</text:p>
            <text:p text:style-name="P20"><text:s text:c="8"/>for (int j = 0; j &lt; n; ++j) {</text:p>
            <text:p text:style-name="P20"><text:s text:c="12"/>general_matrix(i, j) = (*this)(i, j);</text:p>
            <text:p text:style-name="P20"><text:s text:c="12"/>general_matrix(i, j + n) = identity_matrix(i, j);</text:p>
            <text:p text:style-name="P20"><text:s text:c="4"/>}</text:p>
            <text:p text:style-name="P20"><text:tab/></text:p>
            <text:p text:style-name="P20"><text:s text:c="4"/>return general_matrix;</text:p>
            <text:p text:style-name="P20">}</text:p>
            <text:p text:style-name="P20"><text:tab/></text:p>
            <text:p text:style-name="P20">Matrix Matrix::transpose() const {</text:p>
            <text:p text:style-name="P20"><text:tab/>Matrix res(cols_, rows_);</text:p>
            <text:p text:style-name="P20"/>
            <text:p text:style-name="P20"><text:tab/>for (size_t i = 0; i &lt; rows_; ++i)</text:p>
            <text:p text:style-name="P20"><text:tab/><text:tab/>#pragma omp simd</text:p>
            <text:p text:style-name="P20"><text:tab/><text:tab/>for (size_t j = 0; j &lt; cols_; ++j)</text:p>
            <text:p text:style-name="P20"><text:tab/><text:tab/><text:tab/>res(j, i) = (*this)(i, j);</text:p>
            <text:p text:style-name="P20"><text:tab/><text:tab/></text:p>
            <text:p text:style-name="P20"><text:tab/>return res;</text:p>
            <text:p text:style-name="P20">}</text:p>
            <text:p text:style-name="P20"/>
            <text:p text:style-name="P20">Matrix Matrix::inverse() const {</text:p>
            <text:p text:style-name="P20"><text:tab/>if (rows_ != cols_)</text:p>
            <text:p text:style-name="P20"><text:tab/><text:tab/>throw std::invalid_argument("Matrix must be square.");</text:p>
            <text:p text:style-name="P20"><text:tab/></text:p>
            <text:p text:style-name="P20"><text:tab/>size_t n = rows_;</text:p>
            <text:p text:style-name="P20"><text:tab/></text:p>
            <text:p text:style-name="P20"><text:tab/>Matrix matrix(*this);</text:p>
            <text:p text:style-name="P20"><text:tab/></text:p>
            <text:p text:style-name="P20"><text:tab/>Matrix inverse_matrix = matrix.create_identity_matrix(n);</text:p>
            <text:p text:style-name="P20"><text:tab/></text:p>
            <text:p text:style-name="P20"><text:tab/>Matrix general_matrix = matrix.create_general_matrix(inverse_matrix, n);</text:p>
            <text:p text:style-name="P20"><text:tab/></text:p>
            <text:p text:style-name="P20"><text:tab/>for (int k = 0; k &lt; n; ++k) {</text:p>
            <text:p text:style-name="P20"><text:s text:c="8"/>double kk = matrix(k, k);</text:p>
            <text:p text:style-name="P20"><text:s text:c="8"/>if (matrix(k, k) != 0) {</text:p>
            <text:p text:style-name="P20"><text:tab/><text:tab/><text:tab/>#pragma omp simd</text:p>
            <text:p text:style-name="P20"><text:s text:c="12"/>for (int i = 0; i &lt; 2 * n; ++i)</text:p>
            <text:p text:style-name="P20"><text:soft-page-break/><text:s text:c="16"/>general_matrix(k, i) /= kk;</text:p>
            <text:p text:style-name="P20"><text:s text:c="13"/>}</text:p>
            <text:p text:style-name="P20"/>
            <text:p text:style-name="P20"><text:s text:c="8"/>for (int i = k + 1; i &lt; n; ++i) {</text:p>
            <text:p text:style-name="P20"><text:s text:c="12"/>double c;</text:p>
            <text:p text:style-name="P20"><text:s text:c="12"/>if (general_matrix(k, k) != 0)</text:p>
            <text:p text:style-name="P20"><text:s text:c="16"/>c = general_matrix(i, k) / general_matrix(k, k);</text:p>
            <text:p text:style-name="P20"><text:s text:c="12"/>#pragma omp simd</text:p>
            <text:p text:style-name="P20"><text:s text:c="12"/>for (int j = 0; j &lt; 2 * n; ++j)</text:p>
            <text:p text:style-name="P20"><text:s text:c="16"/>general_matrix(i, j) -= general_matrix(k, j) * c;</text:p>
            <text:p text:style-name="P20"><text:s text:c="8"/>}</text:p>
            <text:p text:style-name="P20"/>
            <text:p text:style-name="P20"><text:s text:c="8"/>for (int i = 0; i &lt; n; ++i)</text:p>
            <text:p text:style-name="P20"><text:tab/><text:tab/><text:tab/>#pragma omp simd</text:p>
            <text:p text:style-name="P20"><text:s text:c="12"/>for (int j = 0; j &lt; n; ++j)</text:p>
            <text:p text:style-name="P20"><text:s text:c="16"/>matrix(i, j) = general_matrix(i, j);</text:p>
            <text:p text:style-name="P20"><text:s text:c="4"/>}</text:p>
            <text:p text:style-name="P20"/>
            <text:p text:style-name="P20"><text:s text:c="4"/>for (int k = n - 1; k &gt;= 0; --k) {</text:p>
            <text:p text:style-name="P20"><text:s text:c="8"/>double kk = general_matrix(k, k);</text:p>
            <text:p text:style-name="P20"><text:s text:c="8"/>if (kk != 0) {</text:p>
            <text:p text:style-name="P20"><text:tab/><text:tab/><text:tab/>#pragma omp simd</text:p>
            <text:p text:style-name="P20"><text:s text:c="12"/>for (int i = 2 * n - 1; i &gt;= 0; --i)</text:p>
            <text:p text:style-name="P20"><text:s text:c="16"/>general_matrix(k, i) /= kk;</text:p>
            <text:p text:style-name="P20"><text:s text:c="12"/>}</text:p>
            <text:p text:style-name="P20"/>
            <text:p text:style-name="P20"><text:s text:c="8"/>for (int i = k - 1; i &gt;= 0; --i) {</text:p>
            <text:p text:style-name="P20"><text:s text:c="12"/>double c;</text:p>
            <text:p text:style-name="P20"><text:s text:c="12"/>if (general_matrix(k, k) != 0)</text:p>
            <text:p text:style-name="P20"><text:s text:c="16"/>c = general_matrix(i, k) / general_matrix(k, k);</text:p>
            <text:p text:style-name="P20"><text:s text:c="12"/>#pragma omp simd</text:p>
            <text:p text:style-name="P20"><text:s text:c="12"/>for (int j = 2 * n - 1; j &gt;= 0; --j)</text:p>
            <text:p text:style-name="P20"><text:s text:c="16"/>general_matrix(i, j) -= general_matrix(k, j) * c;</text:p>
            <text:p text:style-name="P20"><text:s text:c="8"/>}</text:p>
            <text:p text:style-name="P20"><text:s text:c="4"/>}</text:p>
            <text:p text:style-name="P20"/>
            <text:p text:style-name="P20"><text:s text:c="4"/>for (int i = 0; i &lt; n; ++i)</text:p>
            <text:p text:style-name="P20"><text:tab/><text:tab/>#pragma omp simd</text:p>
            <text:p text:style-name="P20"><text:s text:c="8"/>for (int j = 0; j &lt; n; ++j)</text:p>
            <text:p text:style-name="P20"><text:s text:c="12"/>inverse_matrix(i, j) = general_matrix(i, j + n);</text:p>
            <text:p text:style-name="P20"/>
            <text:p text:style-name="P20"><text:tab/>return inverse_matrix;</text:p>
            <text:p text:style-name="P20">}</text:p>
            <text:p text:style-name="P20"/>
            <text:p text:style-name="P20">double Matrix::calculate_determinant() const {</text:p>
            <text:p text:style-name="P20"><text:tab/>double determinant = 1.0;</text:p>
            <text:p text:style-name="P20"><text:tab/>size_t n = rows_;</text:p>
            <text:p text:style-name="P20"><text:tab/></text:p>
            <text:p text:style-name="P20"><text:tab/>Matrix matrix(*this);</text:p>
            <text:p text:style-name="P20"><text:tab/></text:p>
            <text:p text:style-name="P20"><text:tab/>for (int k = 0; k &lt; n; ++k) {</text:p>
            <text:p text:style-name="P20"><text:s text:c="8"/>double kk = matrix(k, k);</text:p>
            <text:p text:style-name="P20"><text:tab/><text:tab/></text:p>
            <text:p text:style-name="P20"><text:s text:c="8"/>for (int i = k + 1; i &lt; n; ++i) {</text:p>
            <text:p text:style-name="P20"><text:s text:c="12"/>double c;</text:p>
            <text:p text:style-name="P20"><text:s text:c="12"/>if (matrix(k, k) != 0)</text:p>
            <text:p text:style-name="P20"><text:s text:c="16"/>c = matrix(i, k) / matrix(k, k);</text:p>
            <text:p text:style-name="P20"><text:s text:c="12"/>#pragma omp simd</text:p>
            <text:p text:style-name="P20"><text:s text:c="12"/>for (int j = 0; j &lt; n; ++j)</text:p>
            <text:p text:style-name="P20"><text:s text:c="16"/>matrix(i, j) -= matrix(k, j) * c;</text:p>
            <text:p text:style-name="P20"><text:s text:c="8"/>}</text:p>
            <text:p text:style-name="P20"><text:soft-page-break/><text:s text:c="4"/>}</text:p>
            <text:p text:style-name="P20"/>
            <text:p text:style-name="P20"><text:tab/>for (int i = 0; i &lt; n; ++i)</text:p>
            <text:p text:style-name="P20"><text:tab/><text:tab/>determinant *= matrix(i, i);</text:p>
            <text:p text:style-name="P20"><text:tab/></text:p>
            <text:p text:style-name="P20"><text:tab/>return determinant;</text:p>
            <text:p text:style-name="P20">}</text:p>
            <text:p text:style-name="P20"><text:tab/></text:p>
            <text:p text:style-name="P20">void Matrix::fill_random_values() {</text:p>
            <text:p text:style-name="P20"><text:tab/>for (size_t i = 0; i &lt; rows_; ++i)</text:p>
            <text:p text:style-name="P20"><text:tab/><text:tab/>#pragma omp simd</text:p>
            <text:p text:style-name="P20"><text:tab/><text:tab/>for (size_t j = 0; j &lt; cols_; ++j)</text:p>
            <text:p text:style-name="P20"><text:tab/><text:tab/><text:tab/>(*this)(i, j) = rand();</text:p>
            <text:p text:style-name="P20">}</text:p>
            <text:p text:style-name="P20"><text:tab/></text:p>
            <text:p text:style-name="P20">std::ostream&amp; operator&lt;&lt;(std::ostream&amp; os, const Matrix&amp; matrix) {</text:p>
            <text:p text:style-name="P20"><text:tab/>for (size_t i = 0; i &lt; matrix.rows_; ++i) {</text:p>
            <text:p text:style-name="P20"><text:tab/><text:tab/>for (size_t j = 0; j &lt; matrix.cols_; ++j)</text:p>
            <text:p text:style-name="P20"><text:tab/><text:tab/><text:tab/>os &lt;&lt; matrix(i, j) &lt;&lt; ' ';</text:p>
            <text:p text:style-name="P20"><text:tab/><text:tab/>os &lt;&lt; '\n';</text:p>
            <text:p text:style-name="P20"><text:tab/>}</text:p>
            <text:p text:style-name="P20"><text:tab/></text:p>
            <text:p text:style-name="P20"><text:tab/>return os;</text:p>
            <text:p text:style-name="P20">}</text:p>
            <text:p text:style-name="P20"/>
            <text:p text:style-name="P20">std::istream&amp; operator&gt;&gt;(std::istream&amp; is, Matrix&amp; matrix) {</text:p>
            <text:p text:style-name="P20"><text:tab/>for (size_t i = 0; i &lt; matrix.rows_; ++i)</text:p>
            <text:p text:style-name="P20"><text:tab/><text:tab/>for (size_t j = 0; j &lt; matrix.cols_; ++j)</text:p>
            <text:p text:style-name="P20"><text:tab/><text:tab/><text:tab/>is &gt;&gt; matrix(i, j);</text:p>
            <text:p text:style-name="P20"><text:tab/></text:p>
            <text:p text:style-name="P20"><text:tab/>return is;</text:p>
            <text:p text:style-name="P20">}</text:p>
          </table:table-cell>
        </table:table-row>
      </table:table>
      <text:p text:style-name="P17"/>
      <text:p text:style-name="P17"/>
      <text:p text:style-name="P18">Приложение Г</text:p>
      <text:p text:style-name="P17"/>
      <table:table table:name="Table9" table:style-name="Table9">
        <table:table-column table:style-name="Table9.A"/>
        <table:table-row>
          <table:table-cell table:style-name="Table9.A1" office:value-type="string">
            <text:p text:style-name="P20">import tkinter as tk</text:p>
            <text:p text:style-name="P20">from tkinter import ttk, messagebox</text:p>
            <text:p text:style-name="P20">import Matrix</text:p>
            <text:p text:style-name="P20"/>
            <text:p text:style-name="P20">class MatrixGUI:</text:p>
            <text:p text:style-name="P20"><text:s text:c="4"/>def __init__(self, root):</text:p>
            <text:p text:style-name="P20"><text:s text:c="8"/>self.root = root</text:p>
            <text:p text:style-name="P20"><text:s text:c="8"/>self.root.title("Matrix Calculator")</text:p>
            <text:p text:style-name="P20"><text:s text:c="8"/>self.root.geometry("1200x600")</text:p>
            <text:p text:style-name="P20"><text:s text:c="8"/></text:p>
            <text:p text:style-name="P20"><text:s text:c="8"/>self.matrix_a = None</text:p>
            <text:p text:style-name="P20"><text:s text:c="8"/>self.matrix_b = None</text:p>
            <text:p text:style-name="P20"><text:s text:c="8"/>self.result_matrix = None</text:p>
            <text:p text:style-name="P20"><text:s text:c="8"/></text:p>
            <text:p text:style-name="P20"><text:s text:c="8"/>self.create_widgets()</text:p>
            <text:p text:style-name="P20"><text:s text:c="8"/></text:p>
            <text:p text:style-name="P20"><text:s text:c="4"/>def create_widgets(self):</text:p>
            <text:p text:style-name="P20"><text:s text:c="8"/>main_frame = ttk.Frame(self.root, padding="10")</text:p>
            <text:p text:style-name="P20"><text:s text:c="8"/>main_frame.grid(row=0, column=0, sticky=(tk.W, tk.E, tk.N, tk.S))</text:p>
            <text:p text:style-name="P20"><text:s text:c="8"/></text:p>
            <text:p text:style-name="P20"><text:s text:c="8"/>self.root.columnconfigure(0, weight=1)</text:p>
            <text:p text:style-name="P20"><text:s text:c="8"/>self.root.rowconfigure(0, weight=1)</text:p>
            <text:p text:style-name="P20"><text:s text:c="8"/>main_frame.columnconfigure(0, weight=1)</text:p>
            <text:p text:style-name="P20"><text:s text:c="8"/>main_frame.rowconfigure(0, weight=1)</text:p>
            <text:p text:style-name="P20"><text:s text:c="8"/></text:p>
            <text:p text:style-name="P20"><text:s text:c="8"/>self.left_frame = ttk.Frame(main_frame)</text:p>
            <text:p text:style-name="P20"><text:s text:c="8"/>self.left_frame.grid(row=0, column=0, sticky=(tk.W, tk.E, tk.N, tk.S), padx=(0, 10))</text:p>
            <text:p text:style-name="P20"><text:s text:c="8"/></text:p>
            <text:p text:style-name="P20"><text:s text:c="8"/>right_frame = ttk.Frame(main_frame, width=200)</text:p>
            <text:p text:style-name="P20"><text:s text:c="8"/>right_frame.grid(row=0, column=1, sticky=(tk.N, tk.S, tk.E))</text:p>
            <text:p text:style-name="P20"><text:s text:c="8"/>right_frame.columnconfigure(0, weight=1)</text:p>
            <text:p text:style-name="P20"><text:s text:c="8"/></text:p>
            <text:p text:style-name="P20"><text:s text:c="8"/>ttk.Label(right_frame, text="Select Operation:").grid(row=0, column=0, sticky=tk.W, pady=(0, 5))</text:p>
            <text:p text:style-name="P20"><text:s text:c="8"/></text:p>
            <text:p text:style-name="P20"><text:s text:c="8"/>self.operation_var = tk.StringVar(value="Addition")</text:p>
            <text:p text:style-name="P20"><text:s text:c="8"/>operations = ["Addition", "Subtraction", "Multiplication", "Transpose", "Inverse", "Determinant"]</text:p>
            <text:p text:style-name="P20"><text:s text:c="8"/>self.operation_combo = ttk.Combobox(right_frame, textvariable=self.operation_var, </text:p>
            <text:p text:style-name="P20"><text:s text:c="43"/>values=operations, state="readonly")</text:p>
            <text:p text:style-name="P20"><text:s text:c="8"/>self.operation_combo.grid(row=1, column=0, sticky=(tk.W, tk.E), pady=(0, 10))</text:p>
            <text:p text:style-name="P20"><text:s text:c="8"/>self.operation_combo.bind('&lt;&lt;ComboboxSelected&gt;&gt;', self.on_operation_change)</text:p>
            <text:p text:style-name="P20"><text:s text:c="8"/></text:p>
            <text:p text:style-name="P20"><text:s text:c="8"/>ttk.Button(right_frame, text="Calculate", command=self.calculate).grid(row=2, column=0, sticky=(tk.W, tk.E), pady=5)</text:p>
            <text:p text:style-name="P20"><text:s text:c="8"/>ttk.Button(right_frame, text="Clear All", command=self.clear_all).grid(row=3, column=0, sticky=(tk.W, tk.E), pady=5)</text:p>
            <text:p text:style-name="P20"><text:s text:c="8"/>ttk.Button(right_frame, text="Random Fill A", command=lambda: self.fill_random('A')).grid(row=4, column=0, sticky=(tk.W, tk.E), pady=5)</text:p>
            <text:p text:style-name="P20"><text:s text:c="8"/>ttk.Button(right_frame, text="Random Fill B", command=lambda: self.fill_random('B')).grid(row=5, column=0, sticky=(tk.W, tk.E), pady=5)</text:p>
            <text:p text:style-name="P20"><text:s text:c="8"/></text:p>
            <text:p text:style-name="P20"><text:s text:c="8"/>self.on_operation_change()</text:p>
            <text:p text:style-name="P20"><text:s text:c="8"/></text:p>
            <text:p text:style-name="P20"><text:s text:c="4"/>def on_operation_change(self, event=None):</text:p>
            <text:p text:style-name="P20"><text:s text:c="8"/>operation = self.operation_var.get()</text:p>
            <text:p text:style-name="P20"><text:s text:c="8"/></text:p>
            <text:p text:style-name="P20"><text:s text:c="8"/>for widget in self.left_frame.winfo_children():</text:p>
            <text:p text:style-name="P20"><text:s text:c="12"/>widget.destroy()</text:p>
            <text:p text:style-name="P20"><text:soft-page-break/><text:s text:c="12"/></text:p>
            <text:p text:style-name="P20"><text:s text:c="8"/>if operation in ["Addition", "Subtraction", "Multiplication"]:</text:p>
            <text:p text:style-name="P20"><text:s text:c="12"/>self.create_two_matrix_view()</text:p>
            <text:p text:style-name="P20"><text:s text:c="8"/>elif operation in ["Transpose", "Inverse", "Determinant"]:</text:p>
            <text:p text:style-name="P20"><text:s text:c="12"/>self.create_single_matrix_view()</text:p>
            <text:p text:style-name="P20"><text:s text:c="12"/></text:p>
            <text:p text:style-name="P20"><text:s text:c="4"/>def create_two_matrix_view(self):</text:p>
            <text:p text:style-name="P20"><text:s text:c="8"/>matrices_container = ttk.Frame(self.left_frame)</text:p>
            <text:p text:style-name="P20"><text:s text:c="8"/>matrices_container.grid(row=0, column=0, sticky=(tk.W, tk.E, tk.N, tk.S))</text:p>
            <text:p text:style-name="P20"><text:s text:c="8"/></text:p>
            <text:p text:style-name="P20"><text:s text:c="8"/>matrix_a_frame = ttk.LabelFrame(matrices_container, text="Matrix A", padding="5")</text:p>
            <text:p text:style-name="P20"><text:s text:c="8"/>matrix_a_frame.grid(row=0, column=0, padx=5, pady=5, sticky=(tk.W, tk.E, tk.N, tk.S))</text:p>
            <text:p text:style-name="P20"><text:s text:c="8"/></text:p>
            <text:p text:style-name="P20"><text:s text:c="8"/>operation_symbol = "+"</text:p>
            <text:p text:style-name="P20"><text:s text:c="8"/>if self.operation_var.get() == "Subtraction":</text:p>
            <text:p text:style-name="P20"><text:s text:c="12"/>operation_symbol = "-"</text:p>
            <text:p text:style-name="P20"><text:s text:c="8"/>elif self.operation_var.get() == "Multiplication":</text:p>
            <text:p text:style-name="P20"><text:s text:c="12"/>operation_symbol = "×"</text:p>
            <text:p text:style-name="P20"><text:s text:c="12"/></text:p>
            <text:p text:style-name="P20"><text:s text:c="8"/>operation_label = ttk.Label(matrices_container, text=operation_symbol, font=("Arial", 24))</text:p>
            <text:p text:style-name="P20"><text:s text:c="8"/>operation_label.grid(row=0, column=1, padx=15, pady=20)</text:p>
            <text:p text:style-name="P20"><text:s text:c="8"/></text:p>
            <text:p text:style-name="P20"><text:s text:c="8"/>matrix_b_frame = ttk.LabelFrame(matrices_container, text="Matrix B", padding="5")</text:p>
            <text:p text:style-name="P20"><text:s text:c="8"/>matrix_b_frame.grid(row=0, column=2, padx=5, pady=5, sticky=(tk.W, tk.E, tk.N, tk.S))</text:p>
            <text:p text:style-name="P20"><text:s text:c="8"/></text:p>
            <text:p text:style-name="P20"><text:s text:c="8"/>equals_label = ttk.Label(matrices_container, text="=", font=("Arial", 24))</text:p>
            <text:p text:style-name="P20"><text:s text:c="8"/>equals_label.grid(row=0, column=3, padx=15, pady=20)</text:p>
            <text:p text:style-name="P20"><text:s text:c="8"/></text:p>
            <text:p text:style-name="P20"><text:s text:c="8"/>result_frame = ttk.LabelFrame(matrices_container, text="Result", padding="5")</text:p>
            <text:p text:style-name="P20"><text:s text:c="8"/>result_frame.grid(row=0, column=4, padx=5, pady=5, sticky=(tk.W, tk.E, tk.N, tk.S))</text:p>
            <text:p text:style-name="P20"><text:s text:c="8"/></text:p>
            <text:p text:style-name="P20"><text:s text:c="8"/>dim_frame = ttk.Frame(self.left_frame)</text:p>
            <text:p text:style-name="P20"><text:s text:c="8"/>dim_frame.grid(row=1, column=0, pady=15)</text:p>
            <text:p text:style-name="P20"><text:s text:c="8"/></text:p>
            <text:p text:style-name="P20"><text:s text:c="8"/>ttk.Label(dim_frame, text="Matrix A:").grid(row=0, column=0, padx=(0, 5))</text:p>
            <text:p text:style-name="P20"><text:s text:c="8"/>ttk.Label(dim_frame, text="Rows:").grid(row=0, column=1, padx=2)</text:p>
            <text:p text:style-name="P20"><text:s text:c="8"/>self.rows_a_var = tk.StringVar(value="3")</text:p>
            <text:p text:style-name="P20"><text:s text:c="8"/>rows_a_spin = ttk.Spinbox(dim_frame, from_=1, to=10, textvariable=self.rows_a_var, width=5)</text:p>
            <text:p text:style-name="P20"><text:s text:c="8"/>rows_a_spin.grid(row=0, column=2, padx=2)</text:p>
            <text:p text:style-name="P20"><text:s text:c="8"/></text:p>
            <text:p text:style-name="P20"><text:s text:c="8"/>ttk.Label(dim_frame, text="Cols:").grid(row=0, column=3, padx=2)</text:p>
            <text:p text:style-name="P20"><text:s text:c="8"/>self.cols_a_var = tk.StringVar(value="3")</text:p>
            <text:p text:style-name="P20"><text:s text:c="8"/>cols_a_spin = ttk.Spinbox(dim_frame, from_=1, to=10, textvariable=self.cols_a_var, width=5)</text:p>
            <text:p text:style-name="P20"><text:s text:c="8"/>cols_a_spin.grid(row=0, column=4, padx=2)</text:p>
            <text:p text:style-name="P20"><text:s text:c="8"/></text:p>
            <text:p text:style-name="P20"><text:s text:c="8"/>ttk.Label(dim_frame, text="Matrix B:").grid(row=0, column=5, padx=(20, 5))</text:p>
            <text:p text:style-name="P20"><text:s text:c="8"/>ttk.Label(dim_frame, text="Rows:").grid(row=0, column=6, padx=2)</text:p>
            <text:p text:style-name="P20"><text:s text:c="8"/>self.rows_b_var = tk.StringVar(value="3")</text:p>
            <text:p text:style-name="P20"><text:s text:c="8"/>rows_b_spin = ttk.Spinbox(dim_frame, from_=1, to=10, textvariable=self.rows_b_var, width=5)</text:p>
            <text:p text:style-name="P20"><text:s text:c="8"/>rows_b_spin.grid(row=0, column=7, padx=2)</text:p>
            <text:p text:style-name="P20"><text:s text:c="8"/></text:p>
            <text:p text:style-name="P20"><text:s text:c="8"/>ttk.Label(dim_frame, text="Cols:").grid(row=0, column=8, padx=2)</text:p>
            <text:p text:style-name="P20"><text:s text:c="8"/>self.cols_b_var = tk.StringVar(value="3")</text:p>
            <text:p text:style-name="P20"><text:s text:c="8"/>cols_b_spin = ttk.Spinbox(dim_frame, from_=1, to=10, textvariable=self.cols_b_var, width=5)</text:p>
            <text:p text:style-name="P20"><text:s text:c="8"/>cols_b_spin.grid(row=0, column=9, padx=2)</text:p>
            <text:p text:style-name="P20"><text:s text:c="8"/></text:p>
            <text:p text:style-name="P20"><text:soft-page-break/><text:s text:c="8"/>ttk.Button(dim_frame, text="Update Dimensions", command=self.update_dimensions).grid(row=0, column=10, padx=20)</text:p>
            <text:p text:style-name="P20"><text:s text:c="8"/></text:p>
            <text:p text:style-name="P20"><text:s text:c="8"/>self.matrix_a_entries = self.create_matrix_widgets(matrix_a_frame, 3, 3)</text:p>
            <text:p text:style-name="P20"><text:s text:c="8"/>self.matrix_b_entries = self.create_matrix_widgets(matrix_b_frame, 3, 3)</text:p>
            <text:p text:style-name="P20"><text:s text:c="8"/>self.result_entries = self.create_matrix_widgets(result_frame, 3, 3, readonly=True)</text:p>
            <text:p text:style-name="P20"><text:s text:c="8"/></text:p>
            <text:p text:style-name="P20"><text:s text:c="4"/>def create_single_matrix_view(self):</text:p>
            <text:p text:style-name="P20"><text:s text:c="8"/>matrices_container = ttk.Frame(self.left_frame)</text:p>
            <text:p text:style-name="P20"><text:s text:c="8"/>matrices_container.grid(row=0, column=0, sticky=(tk.W, tk.E, tk.N, tk.S))</text:p>
            <text:p text:style-name="P20"><text:s text:c="8"/></text:p>
            <text:p text:style-name="P20"><text:s text:c="8"/>matrix_a_frame = ttk.LabelFrame(matrices_container, text="Matrix A", padding="5")</text:p>
            <text:p text:style-name="P20"><text:s text:c="8"/>matrix_a_frame.grid(row=0, column=0, padx=5, pady=5, sticky=(tk.W, tk.E, tk.N, tk.S))</text:p>
            <text:p text:style-name="P20"><text:s text:c="8"/></text:p>
            <text:p text:style-name="P20"><text:s text:c="8"/>operation_symbol = self.operation_var.get()</text:p>
            <text:p text:style-name="P20"><text:s text:c="8"/>if operation_symbol == "Transpose":</text:p>
            <text:p text:style-name="P20"><text:s text:c="12"/>operation_symbol = "T"</text:p>
            <text:p text:style-name="P20"><text:s text:c="8"/>elif operation_symbol == "Inverse":</text:p>
            <text:p text:style-name="P20"><text:s text:c="12"/>operation_symbol = "⁻¹"</text:p>
            <text:p text:style-name="P20"><text:s text:c="8"/>elif operation_symbol == "Determinant":</text:p>
            <text:p text:style-name="P20"><text:s text:c="12"/>operation_symbol = "det"</text:p>
            <text:p text:style-name="P20"><text:s text:c="12"/></text:p>
            <text:p text:style-name="P20"><text:s text:c="8"/>operation_label = ttk.Label(matrices_container, text=operation_symbol, font=("Arial", 20))</text:p>
            <text:p text:style-name="P20"><text:s text:c="8"/>operation_label.grid(row=0, column=1, padx=15, pady=20)</text:p>
            <text:p text:style-name="P20"><text:s text:c="8"/></text:p>
            <text:p text:style-name="P20"><text:s text:c="8"/>equals_label = ttk.Label(matrices_container, text="=", font=("Arial", 24))</text:p>
            <text:p text:style-name="P20"><text:s text:c="8"/>equals_label.grid(row=0, column=2, padx=15, pady=20)</text:p>
            <text:p text:style-name="P20"><text:s text:c="8"/></text:p>
            <text:p text:style-name="P20"><text:s text:c="8"/>result_frame = ttk.LabelFrame(matrices_container, text="Result", padding="5")</text:p>
            <text:p text:style-name="P20"><text:s text:c="8"/>result_frame.grid(row=0, column=3, padx=5, pady=5, sticky=(tk.W, tk.E, tk.N, tk.S))</text:p>
            <text:p text:style-name="P20"><text:s text:c="8"/></text:p>
            <text:p text:style-name="P20"><text:s text:c="8"/>dim_frame = ttk.Frame(self.left_frame)</text:p>
            <text:p text:style-name="P20"><text:s text:c="8"/>dim_frame.grid(row=1, column=0, pady=15)</text:p>
            <text:p text:style-name="P20"><text:s text:c="8"/></text:p>
            <text:p text:style-name="P20"><text:s text:c="8"/>ttk.Label(dim_frame, text="Rows:").grid(row=0, column=0, padx=2)</text:p>
            <text:p text:style-name="P20"><text:s text:c="8"/>self.rows_a_var = tk.StringVar(value="3")</text:p>
            <text:p text:style-name="P20"><text:s text:c="8"/>rows_spin = ttk.Spinbox(dim_frame, from_=1, to=10, textvariable=self.rows_a_var, width=5)</text:p>
            <text:p text:style-name="P20"><text:s text:c="8"/>rows_spin.grid(row=0, column=1, padx=2)</text:p>
            <text:p text:style-name="P20"><text:s text:c="8"/></text:p>
            <text:p text:style-name="P20"><text:s text:c="8"/>ttk.Label(dim_frame, text="Cols:").grid(row=0, column=2, padx=2)</text:p>
            <text:p text:style-name="P20"><text:s text:c="8"/>self.cols_a_var = tk.StringVar(value="3")</text:p>
            <text:p text:style-name="P20"><text:s text:c="8"/>cols_spin = ttk.Spinbox(dim_frame, from_=1, to=10, textvariable=self.cols_a_var, width=5)</text:p>
            <text:p text:style-name="P20"><text:s text:c="8"/>cols_spin.grid(row=0, column=3, padx=2)</text:p>
            <text:p text:style-name="P20"><text:s text:c="8"/></text:p>
            <text:p text:style-name="P20"><text:s text:c="8"/>ttk.Button(dim_frame, text="Update Dimensions", command=self.update_dimensions).grid(row=0, column=4, padx=20)</text:p>
            <text:p text:style-name="P20"><text:s text:c="8"/></text:p>
            <text:p text:style-name="P20"><text:s text:c="8"/>self.matrix_a_entries = self.create_matrix_widgets(matrix_a_frame, 3, 3)</text:p>
            <text:p text:style-name="P20"><text:s text:c="8"/>self.matrix_b_entries = None</text:p>
            <text:p text:style-name="P20"><text:s text:c="8"/>self.result_entries = self.create_matrix_widgets(result_frame, 3, 3, readonly=True)</text:p>
            <text:p text:style-name="P20"><text:s text:c="8"/></text:p>
            <text:p text:style-name="P20"><text:s text:c="4"/>def create_matrix_widgets(self, parent, rows, cols, readonly=False):</text:p>
            <text:p text:style-name="P20"><text:s text:c="8"/>entries = []</text:p>
            <text:p text:style-name="P20"><text:s text:c="8"/>for i in range(rows):</text:p>
            <text:p text:style-name="P20"><text:s text:c="12"/>row_entries = []</text:p>
            <text:p text:style-name="P20"><text:s text:c="12"/>for j in range(cols):</text:p>
            <text:p text:style-name="P20"><text:s text:c="16"/>if readonly:</text:p>
            <text:p text:style-name="P20"><text:s text:c="20"/>entry = ttk.Entry(parent, width=6, state="readonly", justify="center")</text:p>
            <text:p text:style-name="P20"><text:soft-page-break/><text:s text:c="16"/>else:</text:p>
            <text:p text:style-name="P20"><text:s text:c="20"/>entry = ttk.Entry(parent, width=6, justify="center")</text:p>
            <text:p text:style-name="P20"><text:s text:c="20"/>entry.insert(0, "0")</text:p>
            <text:p text:style-name="P20"><text:s text:c="16"/>entry.grid(row=i, column=j, padx=2, pady=2)</text:p>
            <text:p text:style-name="P20"><text:s text:c="16"/>row_entries.append(entry)</text:p>
            <text:p text:style-name="P20"><text:s text:c="12"/>entries.append(row_entries)</text:p>
            <text:p text:style-name="P20"><text:s text:c="8"/>return entries</text:p>
            <text:p text:style-name="P20"><text:s text:c="8"/></text:p>
            <text:p text:style-name="P20"><text:s text:c="4"/>def update_dimensions(self):</text:p>
            <text:p text:style-name="P20"><text:s text:c="8"/>try:</text:p>
            <text:p text:style-name="P20"><text:s text:c="12"/>rows_a = int(self.rows_a_var.get())</text:p>
            <text:p text:style-name="P20"><text:s text:c="12"/>cols_a = int(self.cols_a_var.get())</text:p>
            <text:p text:style-name="P20"><text:s text:c="12"/></text:p>
            <text:p text:style-name="P20"><text:s text:c="12"/>operation = self.operation_var.get()</text:p>
            <text:p text:style-name="P20"><text:s text:c="12"/></text:p>
            <text:p text:style-name="P20"><text:s text:c="12"/>if operation in ["Addition", "Subtraction", "Multiplication"]:</text:p>
            <text:p text:style-name="P20"><text:s text:c="16"/>rows_b = int(self.rows_b_var.get())</text:p>
            <text:p text:style-name="P20"><text:s text:c="16"/>cols_b = int(self.cols_b_var.get())</text:p>
            <text:p text:style-name="P20"><text:s text:c="16"/></text:p>
            <text:p text:style-name="P20"><text:s text:c="16"/>self.update_matrix_widgets(self.matrix_a_entries, rows_a, cols_a)</text:p>
            <text:p text:style-name="P20"><text:s text:c="16"/>self.update_matrix_widgets(self.matrix_b_entries, rows_b, cols_b)</text:p>
            <text:p text:style-name="P20"><text:s text:c="16"/></text:p>
            <text:p text:style-name="P20"><text:s text:c="16"/>if operation == "Multiplication":</text:p>
            <text:p text:style-name="P20"><text:s text:c="20"/>result_rows, result_cols = rows_a, cols_b</text:p>
            <text:p text:style-name="P20"><text:s text:c="16"/>else:</text:p>
            <text:p text:style-name="P20"><text:s text:c="20"/>result_rows, result_cols = rows_a, cols_a</text:p>
            <text:p text:style-name="P20"><text:s text:c="20"/></text:p>
            <text:p text:style-name="P20"><text:s text:c="16"/>self.update_matrix_widgets(self.result_entries, result_rows, result_cols, readonly=True)</text:p>
            <text:p text:style-name="P20"><text:s text:c="16"/></text:p>
            <text:p text:style-name="P20"><text:s text:c="12"/>else:</text:p>
            <text:p text:style-name="P20"><text:s text:c="16"/>self.update_matrix_widgets(self.matrix_a_entries, rows_a, cols_a)</text:p>
            <text:p text:style-name="P20"><text:s text:c="16"/></text:p>
            <text:p text:style-name="P20"><text:s text:c="16"/>if operation == "Transpose":</text:p>
            <text:p text:style-name="P20"><text:s text:c="20"/>result_rows, result_cols = cols_a, rows_a</text:p>
            <text:p text:style-name="P20"><text:s text:c="16"/>elif operation == "Inverse":</text:p>
            <text:p text:style-name="P20"><text:s text:c="20"/>result_rows, result_cols = rows_a, cols_a</text:p>
            <text:p text:style-name="P20"><text:s text:c="16"/>else:</text:p>
            <text:p text:style-name="P20"><text:s text:c="20"/>result_rows, result_cols = 1, 1</text:p>
            <text:p text:style-name="P20"><text:s text:c="20"/></text:p>
            <text:p text:style-name="P20"><text:s text:c="16"/>self.update_matrix_widgets(self.result_entries, result_rows, result_cols, readonly=True)</text:p>
            <text:p text:style-name="P20"><text:s text:c="16"/></text:p>
            <text:p text:style-name="P20"><text:s text:c="8"/>except ValueError:</text:p>
            <text:p text:style-name="P20"><text:s text:c="12"/>messagebox.showerror("Error", "Please enter valid dimensions")</text:p>
            <text:p text:style-name="P20"><text:s text:c="12"/></text:p>
            <text:p text:style-name="P20"><text:s text:c="4"/>def update_matrix_widgets(self, entries, new_rows, new_cols, readonly=False):</text:p>
            <text:p text:style-name="P20"><text:s text:c="8"/>if entries:</text:p>
            <text:p text:style-name="P20"><text:s text:c="12"/>parent = entries[0][0].master</text:p>
            <text:p text:style-name="P20"><text:s text:c="8"/>else:</text:p>
            <text:p text:style-name="P20"><text:s text:c="12"/>return</text:p>
            <text:p text:style-name="P20"><text:s text:c="12"/></text:p>
            <text:p text:style-name="P20"><text:s text:c="8"/>for row in entries:</text:p>
            <text:p text:style-name="P20"><text:s text:c="12"/>for entry in row:</text:p>
            <text:p text:style-name="P20"><text:s text:c="16"/>entry.destroy()</text:p>
            <text:p text:style-name="P20"><text:s text:c="16"/></text:p>
            <text:p text:style-name="P20"><text:s text:c="8"/>entries.clear()</text:p>
            <text:p text:style-name="P20"><text:s text:c="8"/>for i in range(new_rows):</text:p>
            <text:p text:style-name="P20"><text:s text:c="12"/>row_entries = []</text:p>
            <text:p text:style-name="P20"><text:s text:c="12"/>for j in range(new_cols):</text:p>
            <text:p text:style-name="P20"><text:s text:c="16"/>if readonly:</text:p>
            <text:p text:style-name="P20"><text:soft-page-break/><text:s text:c="20"/>entry = ttk.Entry(parent, width=6, state="readonly", justify="center")</text:p>
            <text:p text:style-name="P20"><text:s text:c="16"/>else:</text:p>
            <text:p text:style-name="P20"><text:s text:c="20"/>entry = ttk.Entry(parent, width=6, justify="center")</text:p>
            <text:p text:style-name="P20"><text:s text:c="20"/>entry.insert(0, "0")</text:p>
            <text:p text:style-name="P20"><text:s text:c="16"/>entry.grid(row=i, column=j, padx=2, pady=2)</text:p>
            <text:p text:style-name="P20"><text:s text:c="16"/>row_entries.append(entry)</text:p>
            <text:p text:style-name="P20"><text:s text:c="12"/>entries.append(row_entries)</text:p>
            <text:p text:style-name="P20"><text:s text:c="12"/></text:p>
            <text:p text:style-name="P20"><text:s text:c="4"/>def get_matrix_from_entries(self, entries):</text:p>
            <text:p text:style-name="P20"><text:s text:c="8"/>rows = len(entries)</text:p>
            <text:p text:style-name="P20"><text:s text:c="8"/>cols = len(entries[0])</text:p>
            <text:p text:style-name="P20"><text:s text:c="8"/>matrix = Matrix.Matrix(rows, cols)</text:p>
            <text:p text:style-name="P20"><text:s text:c="8"/></text:p>
            <text:p text:style-name="P20"><text:s text:c="8"/>for i in range(rows):</text:p>
            <text:p text:style-name="P20"><text:s text:c="12"/>for j in range(cols):</text:p>
            <text:p text:style-name="P20"><text:s text:c="16"/>try:</text:p>
            <text:p text:style-name="P20"><text:s text:c="20"/>value = float(entries[i][j].get())</text:p>
            <text:p text:style-name="P20"><text:s text:c="20"/>matrix[i, j] = value</text:p>
            <text:p text:style-name="P20"><text:s text:c="16"/>except ValueError:</text:p>
            <text:p text:style-name="P20"><text:s text:c="20"/>matrix[i, j] = 0.0</text:p>
            <text:p text:style-name="P20"><text:s text:c="20"/></text:p>
            <text:p text:style-name="P20"><text:s text:c="8"/>return matrix</text:p>
            <text:p text:style-name="P20"><text:s text:c="8"/></text:p>
            <text:p text:style-name="P20"><text:s text:c="4"/>def set_matrix_to_entries(self, matrix, entries):</text:p>
            <text:p text:style-name="P20"><text:s text:c="8"/>rows = len(entries)</text:p>
            <text:p text:style-name="P20"><text:s text:c="8"/>cols = len(entries[0])</text:p>
            <text:p text:style-name="P20"><text:s text:c="8"/></text:p>
            <text:p text:style-name="P20"><text:s text:c="8"/>for i in range(rows):</text:p>
            <text:p text:style-name="P20"><text:s text:c="12"/>for j in range(cols):</text:p>
            <text:p text:style-name="P20"><text:s text:c="16"/>entries[i][j].config(state="normal")</text:p>
            <text:p text:style-name="P20"><text:s text:c="16"/>entries[i][j].delete(0, tk.END)</text:p>
            <text:p text:style-name="P20"><text:s text:c="16"/>entries[i][j].insert(0, f"{matrix[i, j]:.2f}")</text:p>
            <text:p text:style-name="P20"><text:s text:c="16"/>if entries == self.result_entries:</text:p>
            <text:p text:style-name="P20"><text:s text:c="20"/>entries[i][j].config(state="readonly")</text:p>
            <text:p text:style-name="P20"><text:s text:c="8"/></text:p>
            <text:p text:style-name="P20"><text:s text:c="4"/>def calculate(self):</text:p>
            <text:p text:style-name="P20"><text:s text:c="8"/>try:</text:p>
            <text:p text:style-name="P20"><text:s text:c="12"/>operation = self.operation_var.get()</text:p>
            <text:p text:style-name="P20"><text:s text:c="12"/></text:p>
            <text:p text:style-name="P20"><text:s text:c="12"/>self.matrix_a = self.get_matrix_from_entries(self.matrix_a_entries)</text:p>
            <text:p text:style-name="P20"><text:s text:c="12"/></text:p>
            <text:p text:style-name="P20"><text:s text:c="12"/>if operation in ["Addition", "Subtraction", "Multiplication"]:</text:p>
            <text:p text:style-name="P20"><text:s text:c="16"/>self.matrix_b = self.get_matrix_from_entries(self.matrix_b_entries)</text:p>
            <text:p text:style-name="P20"><text:s text:c="16"/></text:p>
            <text:p text:style-name="P20"><text:s text:c="16"/>if operation == "Addition":</text:p>
            <text:p text:style-name="P20"><text:s text:c="20"/>self.result_matrix = self.matrix_a + self.matrix_b</text:p>
            <text:p text:style-name="P20"><text:s text:c="16"/>elif operation == "Subtraction":</text:p>
            <text:p text:style-name="P20"><text:s text:c="20"/>self.result_matrix = self.matrix_a - self.matrix_b</text:p>
            <text:p text:style-name="P20"><text:s text:c="16"/>elif operation == "Multiplication":</text:p>
            <text:p text:style-name="P20"><text:s text:c="20"/>self.result_matrix = self.matrix_a * self.matrix_b</text:p>
            <text:p text:style-name="P20"><text:s text:c="20"/></text:p>
            <text:p text:style-name="P20"><text:s text:c="12"/>elif operation == "Transpose":</text:p>
            <text:p text:style-name="P20"><text:s text:c="16"/>self.result_matrix = self.matrix_a.transpose()</text:p>
            <text:p text:style-name="P20"><text:s text:c="16"/></text:p>
            <text:p text:style-name="P20"><text:s text:c="12"/>elif operation == "Inverse":</text:p>
            <text:p text:style-name="P20"><text:s text:c="16"/>self.result_matrix = self.matrix_a.inverse()</text:p>
            <text:p text:style-name="P20"><text:s text:c="16"/></text:p>
            <text:p text:style-name="P20"><text:s text:c="12"/>elif operation == "Determinant":</text:p>
            <text:p text:style-name="P20"><text:s text:c="16"/>det = self.matrix_a.calculate_determinant()</text:p>
            <text:p text:style-name="P20"><text:s text:c="16"/>messagebox.showinfo("Determinant", f"The determinant is: {det:.4f}")</text:p>
            <text:p text:style-name="P20"><text:s text:c="16"/>return</text:p>
            <text:p text:style-name="P20"><text:soft-page-break/><text:s text:c="16"/></text:p>
            <text:p text:style-name="P20"><text:s text:c="12"/>self.set_matrix_to_entries(self.result_matrix, self.result_entries)</text:p>
            <text:p text:style-name="P20"><text:s text:c="12"/></text:p>
            <text:p text:style-name="P20"><text:s text:c="8"/>except Exception as e:</text:p>
            <text:p text:style-name="P20"><text:s text:c="12"/>messagebox.showerror("Error", f"Calculation error: {str(e)}")</text:p>
            <text:p text:style-name="P20"><text:s text:c="12"/></text:p>
            <text:p text:style-name="P20"><text:s text:c="4"/>def clear_all(self):</text:p>
            <text:p text:style-name="P20"><text:s text:c="8"/>for entries in [self.matrix_a_entries, self.matrix_b_entries, self.result_entries]:</text:p>
            <text:p text:style-name="P20"><text:s text:c="12"/>if entries:</text:p>
            <text:p text:style-name="P20"><text:s text:c="16"/>for row in entries:</text:p>
            <text:p text:style-name="P20"><text:s text:c="20"/>for entry in row:</text:p>
            <text:p text:style-name="P20"><text:s text:c="24"/>entry.config(state="normal")</text:p>
            <text:p text:style-name="P20"><text:s text:c="24"/>entry.delete(0, tk.END)</text:p>
            <text:p text:style-name="P20"><text:s text:c="24"/>entry.insert(0, "0")</text:p>
            <text:p text:style-name="P20"><text:s text:c="24"/>if entries == self.result_entries:</text:p>
            <text:p text:style-name="P20"><text:s text:c="28"/>entry.config(state="readonly")</text:p>
            <text:p text:style-name="P20"><text:s text:c="8"/></text:p>
            <text:p text:style-name="P20"><text:s text:c="4"/>def fill_random(self, matrix_id):</text:p>
            <text:p text:style-name="P20"><text:s text:c="8"/>try:</text:p>
            <text:p text:style-name="P20"><text:s text:c="12"/>if matrix_id == 'A':</text:p>
            <text:p text:style-name="P20"><text:s text:c="16"/>matrix = self.get_matrix_from_entries(self.matrix_a_entries)</text:p>
            <text:p text:style-name="P20"><text:s text:c="16"/>matrix.fill_random()</text:p>
            <text:p text:style-name="P20"><text:s text:c="16"/>self.set_matrix_to_entries(matrix, self.matrix_a_entries)</text:p>
            <text:p text:style-name="P20"><text:s text:c="12"/>elif matrix_id == 'B' and self.matrix_b_entries:</text:p>
            <text:p text:style-name="P20"><text:s text:c="16"/>matrix = self.get_matrix_from_entries(self.matrix_b_entries)</text:p>
            <text:p text:style-name="P20"><text:s text:c="16"/>matrix.fill_random()</text:p>
            <text:p text:style-name="P20"><text:s text:c="16"/>self.set_matrix_to_entries(matrix, self.matrix_b_entries)</text:p>
            <text:p text:style-name="P20"><text:s text:c="8"/>except Exception as e:</text:p>
            <text:p text:style-name="P20"><text:s text:c="12"/>messagebox.showerror("Error", f"Random fill error: {str(e)}")</text:p>
            <text:p text:style-name="P20"/>
            <text:p text:style-name="P20">if __name__ == "__main__":</text:p>
            <text:p text:style-name="P20"><text:s text:c="4"/>root = tk.Tk()</text:p>
            <text:p text:style-name="P20"><text:s text:c="4"/>app = MatrixGUI(root)</text:p>
            <text:p text:style-name="P20"><text:s text:c="4"/>root.mainloop(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5:27:13.230128240</meta:creation-date>
    <dc:date>2025-11-24T17:32:33.768181219</dc:date>
    <meta:editing-duration>PT11M45S</meta:editing-duration>
    <meta:editing-cycles>2</meta:editing-cycles>
    <meta:generator>LibreOffice/25.2.3.2$Linux_X86_64 LibreOffice_project/520$Build-2</meta:generator>
    <meta:document-statistic meta:table-count="9" meta:image-count="0" meta:object-count="2" meta:page-count="25" meta:paragraph-count="1173" meta:word-count="4546" meta:character-count="41488" meta:non-whitespace-character-count="3152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1cm" svg:height="10.008cm" xlink:href="." xlink:type="simple" chart:class="chart:line" chart:style-name="ch1">
        <chart:plot-area chart:style-name="ch2" svg:x="1.431cm" svg:y="0.2cm" svg:width="19.149cm" svg:height="9.608cm">
          <chart:coordinate-region svg:x="2.387cm" svg:y="0.399cm" svg:width="16.757cm" svg:height="8.762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3">
            <chart:title svg:x="0.451cm" svg:y="5.582cm" chart:style-name="ch4">
              <text:p><text:span text:style-name="T1">Time, s</text:span></text:p>
            </chart:title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w/o optimize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nothing</text:p>
              </table:table-cell>
              <table:table-cell office:value-type="float" office:value="121.99">
                <text:p>121.99</text:p>
              </table:table-cell>
            </table:table-row>
            <table:table-row>
              <table:table-cell office:value-type="string">
                <text:p>vectorize</text:p>
              </table:table-cell>
              <table:table-cell office:value-type="float" office:value="102.91">
                <text:p>102.91</text:p>
              </table:table-cell>
            </table:table-row>
            <table:table-row>
              <table:table-cell office:value-type="string">
                <text:p>vec + align</text:p>
              </table:table-cell>
              <table:table-cell office:value-type="float" office:value="89.65">
                <text:p>89.65</text:p>
              </table:table-cell>
            </table:table-row>
            <table:table-row>
              <table:table-cell office:value-type="string">
                <text:p>parallel (4 threads)</text:p>
              </table:table-cell>
              <table:table-cell office:value-type="float" office:value="77.78">
                <text:p>77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1cm" svg:height="9.027cm" xlink:href="." xlink:type="simple" chart:class="chart:line" chart:style-name="ch1">
        <chart:plot-area chart:style-name="ch2" svg:x="1.431cm" svg:y="0.18cm" svg:width="19.149cm" svg:height="8.667cm">
          <chart:coordinate-region svg:x="2.351cm" svg:y="0.379cm" svg:width="18.132cm" svg:height="7.821cm"/>
          <chart:axis chart:dimension="x" chart:name="primary-x" chart:style-name="ch3" chartooo:axis-type="text">
            <chart:categories table:cell-range-address="local-table.$A$2:.$A$6"/>
          </chart:axis>
          <chart:axis chart:dimension="y" chart:name="primary-y" chart:style-name="ch3">
            <chart:title svg:x="0.451cm" svg:y="5.25cm" chart:style-name="ch4">
              <text:p><text:span text:style-name="T1">Efficiency</text:span></text:p>
            </chart:title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99427868003973">
                <text:p>0.06994278680039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315949955265">
                <text:p>0.350315949955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8247075671723">
                <text:p>0.398247075671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27637212006">
                <text:p>0.3927637212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301117003126">
                <text:p>0.404301117003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